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569in" fo:margin-left="0.1646in" table:align="left" style:writing-mode="lr-tb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3701in"/>
    </style:style>
    <style:style style:name="Table1.C" style:family="table-column">
      <style:table-column-properties style:column-width="0.4167in"/>
    </style:style>
    <style:style style:name="Table1.D" style:family="table-column">
      <style:table-column-properties style:column-width="0.5903in"/>
    </style:style>
    <style:style style:name="Table1.E" style:family="table-column">
      <style:table-column-properties style:column-width="1.5396in"/>
    </style:style>
    <style:style style:name="Table1.F" style:family="table-column">
      <style:table-column-properties style:column-width="1.9326in"/>
    </style:style>
    <style:style style:name="Table1.G" style:family="table-column">
      <style:table-column-properties style:column-width="2.0951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style:vertical-align="bottom" fo:padding="0in" fo:border-left="1pt solid #000000" fo:border-right="none" fo:border-top="1pt solid #000000" fo:border-bottom="none" style:writing-mode="lr-tb"/>
    </style:style>
    <style:style style:name="Table1.G1" style:family="table-cell">
      <style:table-cell-properties style:vertical-align="bottom" fo:padding="0in" fo:border-left="1pt solid #000000" fo:border-right="1pt solid #000000" fo:border-top="1pt solid #000000" fo:border-bottom="none" style:writing-mode="lr-tb"/>
    </style:style>
    <style:style style:name="Table1.A2" style:family="table-cell">
      <style:table-cell-properties style:vertical-align="bottom" fo:padding="0in" fo:border-left="1pt solid #000000" fo:border-right="none" fo:border-top="none" fo:border-bottom="none" style:writing-mode="lr-tb"/>
    </style:style>
    <style:style style:name="Table1.G2" style:family="table-cell">
      <style:table-cell-properties style:vertical-align="bottom" fo:padding="0in" fo:border-left="1pt solid #000000" fo:border-right="1pt solid #000000" fo:border-top="none" fo:border-bottom="none" style:writing-mode="lr-tb"/>
    </style:style>
    <style:style style:name="Table1.3" style:family="table-row">
      <style:table-row-properties style:min-row-height="0.1618in" fo:keep-together="auto"/>
    </style:style>
    <style:style style:name="Table1.A3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1.G3" style:family="table-cell">
      <style:table-cell-properties style:vertical-align="bottom" fo:padding="0in" fo:border-left="1pt solid #000000" fo:border-right="1pt solid #000000" fo:border-top="none" fo:border-bottom="1pt solid #000000" style:writing-mode="lr-tb"/>
    </style:style>
    <style:style style:name="Table1.4" style:family="table-row">
      <style:table-row-properties style:min-row-height="5.0007in" fo:keep-together="auto"/>
    </style:style>
    <style:style style:name="P1" style:family="paragraph" style:parent-style-name="Standard">
      <style:paragraph-properties fo:line-height="0.1563in"/>
      <style:text-properties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1591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1598in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1516in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1626in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15in"/>
      <style:text-properties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139in"/>
      <style:text-properties style:font-name="Times New Roman" fo:font-size="12pt" officeooo:rsid="000ac604" officeooo:paragraph-rsid="000ac604" style:font-name-asian="Times New Roman" style:font-size-asian="10.5pt" style:font-name-complex="Times New Roman" style:font-size-complex="12pt"/>
    </style:style>
    <style:style style:name="P9" style:family="paragraph" style:parent-style-name="Standard">
      <style:paragraph-properties fo:line-height="0.139in"/>
      <style:text-properties style:font-name="Times New Roman" officeooo:paragraph-rsid="000ac604" style:font-name-asian="Times New Roman" style:font-name-complex="Times New Roman"/>
    </style:style>
    <style:style style:name="P10" style:family="paragraph" style:parent-style-name="Standard">
      <style:paragraph-properties style:line-height-at-least="0in" style:snap-to-layout-grid="false"/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line-height="0.1366in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line-height="0.002in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line-height="0.1598in"/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line-height="0.139in"/>
      <style:text-properties style:font-name="Times New Roman" officeooo:rsid="003dfe69" officeooo:paragraph-rsid="003dfe69" style:font-name-asian="Times New Roman" style:font-name-complex="Times New Roman"/>
    </style:style>
    <style:style style:name="P15" style:family="paragraph" style:parent-style-name="Standard">
      <style:paragraph-properties fo:line-height="0.139in"/>
      <style:text-properties style:font-name="Times New Roman" officeooo:rsid="003ccf0d" officeooo:paragraph-rsid="00214f8a" style:font-name-asian="Times New Roman" style:font-name-complex="Times New Roman"/>
    </style:style>
    <style:style style:name="P16" style:family="paragraph" style:parent-style-name="Standard">
      <style:paragraph-properties fo:line-height="0.002in"/>
      <style:text-properties style:font-name="Times New Roman" fo:font-weight="bold" style:font-name-asian="Times New Roman" style:font-weight-asian="bold" style:font-name-complex="Times New Roman"/>
    </style:style>
    <style:style style:name="P17" style:family="paragraph" style:parent-style-name="Standard">
      <style:paragraph-properties fo:line-height="0.1571in"/>
      <style:text-properties style:font-name="Times New Roman" fo:font-weight="bold" style:font-name-asian="Times New Roman" style:font-weight-asian="bold" style:font-name-complex="Times New Roman"/>
    </style:style>
    <style:style style:name="P18" style:family="paragraph" style:parent-style-name="Standard">
      <style:paragraph-properties fo:line-height="0.139in"/>
      <style:text-properties style:font-name="Times New Roman" fo:font-weight="bold" style:font-name-asian="Times New Roman" style:font-weight-asian="bold" style:font-name-complex="Times New Roman"/>
    </style:style>
    <style:style style:name="P19" style:family="paragraph" style:parent-style-name="Standard">
      <style:paragraph-properties fo:line-height="0.1839in"/>
      <style:text-properties style:font-name="Times New Roman" fo:font-weight="bold" style:font-name-asian="Times New Roman" style:font-weight-asian="bold" style:font-name-complex="Times New Roman"/>
    </style:style>
    <style:style style:name="P20" style:family="paragraph" style:parent-style-name="Standard">
      <style:paragraph-properties fo:line-height="0.139in"/>
      <style:text-properties style:font-name="Times New Roman" fo:font-weight="bold" officeooo:rsid="004e5a87" officeooo:paragraph-rsid="004e5a87" style:font-name-asian="Times New Roman" style:font-weight-asian="bold" style:font-name-complex="Times New Roman" style:font-weight-complex="bold"/>
    </style:style>
    <style:style style:name="P21" style:family="paragraph" style:parent-style-name="Standard">
      <style:paragraph-properties style:line-height-at-least="0in"/>
      <style:text-properties style:font-name="Times New Roman" fo:font-style="italic" style:font-name-asian="Times New Roman" style:font-style-asian="italic" style:font-name-complex="Times New Roman"/>
    </style:style>
    <style:style style:name="P22" style:family="paragraph" style:parent-style-name="Standard">
      <style:paragraph-properties fo:line-height="0.1728in"/>
      <style:text-properties style:font-name="Times New Roman" fo:font-style="italic" style:font-name-asian="Times New Roman" style:font-style-asian="italic" style:font-name-complex="Times New Roman"/>
    </style:style>
    <style:style style:name="P23" style:family="paragraph" style:parent-style-name="Standard">
      <style:paragraph-properties fo:line-height="0.002in"/>
      <style:text-properties style:font-name="Times New Roman" fo:font-style="italic" fo:font-weight="bold" style:font-name-asian="Times New Roman" style:font-style-asian="italic" style:font-weight-asian="bold" style:font-name-complex="Times New Roman"/>
    </style:style>
    <style:style style:name="P24" style:family="paragraph" style:parent-style-name="Standard">
      <style:paragraph-properties fo:line-height="0.139in"/>
      <style:text-properties style:font-name="Times New Roman" fo:font-size="9pt" officeooo:rsid="004b94c3" officeooo:paragraph-rsid="004c6e0f" style:font-size-asian="7.84999990463257pt" style:font-size-complex="9pt"/>
    </style:style>
    <style:style style:name="P25" style:family="paragraph" style:parent-style-name="Standard">
      <style:paragraph-properties fo:line-height="0.139in"/>
      <style:text-properties style:font-name="Times New Roman" fo:font-size="9pt" officeooo:rsid="004cc5b6" officeooo:paragraph-rsid="004cc5b6" style:font-size-asian="7.84999990463257pt" style:font-size-complex="9pt"/>
    </style:style>
    <style:style style:name="P26" style:family="paragraph" style:parent-style-name="Standard">
      <style:paragraph-properties fo:line-height="0.139in"/>
      <style:text-properties style:font-name="Times New Roman" fo:font-size="9pt" officeooo:rsid="004d1292" officeooo:paragraph-rsid="004d1292" style:font-size-asian="7.84999990463257pt" style:font-size-complex="9pt"/>
    </style:style>
    <style:style style:name="P27" style:family="paragraph" style:parent-style-name="Standard">
      <style:paragraph-properties fo:line-height="0.139in"/>
      <style:text-properties style:font-name="Times New Roman" fo:font-size="9pt" fo:font-weight="normal" officeooo:rsid="004e5a87" officeooo:paragraph-rsid="004e5a87" style:font-name-asian="Times New Roman" style:font-size-asian="7.84999990463257pt" style:font-weight-asian="normal" style:font-name-complex="Times New Roman" style:font-size-complex="9pt" style:font-weight-complex="normal"/>
    </style:style>
    <style:style style:name="P28" style:family="paragraph" style:parent-style-name="Standard">
      <style:paragraph-properties fo:line-height="0.139in"/>
      <style:text-properties style:font-name="Times New Roman" fo:font-weight="normal" officeooo:rsid="004e5a87" officeooo:paragraph-rsid="00214f8a" style:font-name-asian="Times New Roman" style:font-weight-asian="normal" style:font-name-complex="Times New Roman" style:font-weight-complex="normal"/>
    </style:style>
    <style:style style:name="P29" style:family="paragraph" style:parent-style-name="Standard">
      <style:paragraph-properties fo:line-height="0.139in"/>
      <style:text-properties style:font-name="Times New Roman" fo:font-size="8pt" officeooo:paragraph-rsid="000ac604" style:font-name-asian="Times New Roman" style:font-size-asian="8pt" style:font-name-complex="Times New Roman" style:font-size-complex="8pt"/>
    </style:style>
    <style:style style:name="P30" style:family="paragraph" style:parent-style-name="Standard">
      <style:paragraph-properties fo:line-height="0.139in"/>
      <style:text-properties style:font-name="Times New Roman" fo:font-size="10pt" fo:font-weight="bold" officeooo:rsid="004e5a87" officeooo:paragraph-rsid="004e5a87" style:font-name-asian="Times New Roman" style:font-size-asian="10pt" style:font-weight-asian="bold" style:font-name-complex="Times New Roman" style:font-size-complex="10pt" style:font-weight-complex="bold"/>
    </style:style>
    <style:style style:name="P31" style:family="paragraph" style:parent-style-name="Standard">
      <style:paragraph-properties fo:line-height="0.139in"/>
      <style:text-properties style:font-name="Tlwg Typist" fo:font-size="8pt" officeooo:paragraph-rsid="003dfe69" style:font-name-asian="Times New Roman" style:font-size-asian="8pt" style:font-name-complex="Times New Roman" style:font-size-complex="8pt"/>
    </style:style>
    <style:style style:name="P32" style:family="paragraph" style:parent-style-name="Standard">
      <style:paragraph-properties fo:line-height="0.139in"/>
      <style:text-properties style:font-name="Tlwg Typist" fo:font-size="8pt" fo:font-weight="normal" officeooo:rsid="004e5a87" officeooo:paragraph-rsid="004e5a87" style:font-name-asian="Times New Roman" style:font-size-asian="7pt" style:font-weight-asian="normal" style:font-name-complex="Times New Roman" style:font-size-complex="8pt" style:font-weight-complex="normal"/>
    </style:style>
    <style:style style:name="P33" style:family="paragraph" style:parent-style-name="Standard">
      <style:paragraph-properties fo:margin-left="2.0374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margin-left="3.3291in" fo:margin-right="0in" style:line-height-at-least="0in" fo:text-indent="0in" style:auto-text-indent="false">
        <style:tab-stops>
          <style:tab-stop style:position="4.7453in"/>
        </style:tab-stops>
      </style:paragraph-properties>
    </style:style>
    <style:style style:name="P35" style:family="paragraph" style:parent-style-name="Standard">
      <style:paragraph-properties fo:margin-left="3.3291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margin-left="3.3291in" fo:margin-right="0in" style:line-height-at-least="0in" fo:text-indent="0in" style:auto-text-indent="false">
        <style:tab-stops>
          <style:tab-stop style:position="4.2866in"/>
        </style:tab-stops>
      </style:paragraph-properties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margin-left="4.4681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margin-left="0.2736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margin-left="0.2736in" fo:margin-right="0in" style:line-height-at-least="0in" fo:text-indent="0in" style:auto-text-indent="false"/>
      <style:text-properties style:font-name="Times New Roman" fo:font-style="italic" style:font-name-asian="Times New Roman" style:font-style-asian="italic" style:font-name-complex="Times New Roman"/>
    </style:style>
    <style:style style:name="P41" style:family="paragraph" style:parent-style-name="Standard">
      <style:paragraph-properties fo:margin-left="2in" fo:margin-right="0in" style:line-height-at-least="0in" fo:text-indent="0in" style:auto-text-indent="false"/>
    </style:style>
    <style:style style:name="P42" style:family="paragraph" style:parent-style-name="Standard">
      <style:paragraph-properties fo:margin-left="0.111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margin-left="0.111in" fo:margin-right="0in" fo:line-height="98%" fo:text-indent="0in" style:auto-text-indent="false"/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margin-left="0.111in" fo:margin-right="0in" style:line-height-at-least="0in" fo:text-indent="0in" style:auto-text-indent="false"/>
      <style:text-properties style:font-name="Times New Roman" officeooo:rsid="004f5916" officeooo:paragraph-rsid="004f5916" style:font-name-asian="Times New Roman" style:font-name-complex="Times New Roman"/>
    </style:style>
    <style:style style:name="P45" style:family="paragraph" style:parent-style-name="Standard">
      <style:paragraph-properties fo:margin-left="0.111in" fo:margin-right="0in" style:line-height-at-least="0in" fo:text-indent="0in" style:auto-text-indent="false"/>
      <style:text-properties style:font-name="Times New Roman" fo:font-size="11pt" officeooo:rsid="0051aa9b" officeooo:paragraph-rsid="0051aa9b" style:font-name-asian="Times New Roman" style:font-size-asian="11pt" style:font-name-complex="Times New Roman" style:font-size-complex="11pt"/>
    </style:style>
    <style:style style:name="P46" style:family="paragraph" style:parent-style-name="Standard">
      <style:paragraph-properties fo:margin-left="0in" fo:margin-right="0.0693in" style:line-height-at-least="0in" fo:text-align="end" style:justify-single-word="false" fo:text-indent="0in" style:auto-text-indent="false"/>
      <style:text-properties style:font-name="Times New Roman" style:font-name-asian="Times New Roman" style:font-name-complex="Times New Roman"/>
    </style:style>
    <style:style style:name="P47" style:family="paragraph" style:parent-style-name="Standard">
      <style:paragraph-properties fo:margin-left="0.0693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8" style:family="paragraph" style:parent-style-name="Standard">
      <style:paragraph-properties fo:margin-left="0.4862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fo:margin-left="0.1528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margin-left="0.5555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51" style:family="paragraph" style:parent-style-name="Standard">
      <style:paragraph-properties fo:margin-left="4.7917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52" style:family="paragraph" style:parent-style-name="Standard">
      <style:paragraph-properties fo:margin-left="0.2457in" fo:margin-right="0in" style:line-height-at-least="0in" fo:text-indent="-0.211in" style:auto-text-indent="false">
        <style:tab-stops>
          <style:tab-stop style:position="0.2457in"/>
        </style:tab-stops>
      </style:paragraph-properties>
      <style:text-properties style:font-name="Times New Roman" fo:font-weight="bold" officeooo:rsid="0008a43a" style:font-name-asian="Times New Roman" style:font-weight-asian="bold" style:font-name-complex="Times New Roman"/>
    </style:style>
    <style:style style:name="P53" style:family="paragraph" style:parent-style-name="Standard">
      <style:paragraph-properties fo:margin-left="0.0071in" fo:margin-right="0in" fo:line-height="90%" fo:text-indent="-0.0071in" style:auto-text-indent="false">
        <style:tab-stops>
          <style:tab-stop style:position="0.25in"/>
        </style:tab-stops>
      </style:paragraph-properties>
      <style:text-properties style:font-name="Times New Roman" fo:font-size="9pt" officeooo:paragraph-rsid="00300113" style:font-name-asian="Times New Roman" style:font-size-asian="9pt" style:font-name-complex="Times New Roman"/>
    </style:style>
    <style:style style:name="P54" style:family="paragraph" style:parent-style-name="Standard">
      <style:paragraph-properties fo:margin-left="0.0071in" fo:margin-right="0in" fo:line-height="90%" fo:text-indent="-0.0071in" style:auto-text-indent="false">
        <style:tab-stops>
          <style:tab-stop style:position="0.25in"/>
        </style:tab-stops>
      </style:paragraph-properties>
      <style:text-properties style:font-name="Times New Roman" officeooo:paragraph-rsid="00300113" style:font-name-asian="Times New Roman" style:font-name-complex="Times New Roman"/>
    </style:style>
    <style:style style:name="P55" style:family="paragraph" style:parent-style-name="Standard">
      <style:paragraph-properties fo:margin-left="0.389in" fo:margin-right="0in" style:line-height-at-least="0in" fo:text-indent="0in" style:auto-text-indent="false"/>
      <style:text-properties style:font-name="Times New Roman" fo:font-size="9.5pt" style:font-name-asian="Times New Roman" style:font-size-asian="9.5pt" style:font-name-complex="Times New Roman"/>
    </style:style>
    <style:style style:name="P56" style:family="paragraph" style:parent-style-name="Standard">
      <style:paragraph-properties fo:margin-left="0.389in" fo:margin-right="0in" style:line-height-at-least="0in" fo:text-indent="0in" style:auto-text-indent="false" fo:padding-left="0in" fo:padding-right="0in" fo:padding-top="0in" fo:padding-bottom="0.0291in" fo:border-left="none" fo:border-right="none" fo:border-top="none" fo:border-bottom="0.99pt solid #000000" style:join-border="false"/>
      <style:text-properties style:font-name="Times New Roman" officeooo:paragraph-rsid="005483f4" style:font-name-asian="Times New Roman" style:font-name-complex="Times New Roman"/>
    </style:style>
    <style:style style:name="P57" style:family="paragraph" style:parent-style-name="Standard" style:master-page-name="Standard">
      <style:paragraph-properties fo:margin-left="1.2319in" fo:margin-right="0in" style:line-height-at-least="0in" fo:text-indent="0in" style:auto-text-indent="false" style:page-number="auto">
        <style:tab-stops>
          <style:tab-stop style:position="4.6339in"/>
        </style:tab-stops>
      </style:paragraph-properties>
    </style:style>
    <style:style style:name="P58" style:family="paragraph" style:parent-style-name="Standard">
      <style:paragraph-properties fo:line-height="0.139in"/>
      <style:text-properties style:font-name="Times New Roman" fo:font-size="9pt" officeooo:rsid="004c6e0f" officeooo:paragraph-rsid="004c6e0f" style:font-size-asian="7.84999990463257pt" style:font-size-complex="9pt"/>
    </style:style>
    <style:style style:name="P59" style:family="paragraph" style:parent-style-name="Standard">
      <style:paragraph-properties fo:line-height="0.139in"/>
      <style:text-properties style:font-name="Times New Roman" officeooo:paragraph-rsid="000ac604" style:font-name-asian="Times New Roman" style:font-name-complex="Times New Roman"/>
    </style:style>
    <style:style style:name="P60" style:family="paragraph" style:parent-style-name="Standard" style:list-style-name="WW8Num3">
      <style:paragraph-properties fo:line-height="90%">
        <style:tab-stops>
          <style:tab-stop style:position="0.2429in"/>
        </style:tab-stops>
      </style:paragraph-properties>
    </style:style>
    <style:style style:name="P61" style:family="paragraph" style:parent-style-name="Standard" style:list-style-name="WW8Num1">
      <style:paragraph-properties fo:margin-left="0.2457in" fo:margin-right="0in" style:line-height-at-least="0in" fo:text-indent="-0.211in" style:auto-text-indent="false">
        <style:tab-stops>
          <style:tab-stop style:position="0.2457in"/>
        </style:tab-stops>
      </style:paragraph-properties>
    </style:style>
    <style:style style:name="P62" style:family="paragraph" style:parent-style-name="Standard" style:list-style-name="WW8Num2">
      <style:paragraph-properties fo:margin-left="0.2457in" fo:margin-right="0in" style:line-height-at-least="0in" fo:text-indent="-0.2457in" style:auto-text-indent="false">
        <style:tab-stops>
          <style:tab-stop style:position="0.2457in"/>
        </style:tab-stops>
      </style:paragraph-properties>
      <style:text-properties officeooo:paragraph-rsid="000ff98c"/>
    </style:style>
    <style:style style:name="P63" style:family="paragraph" style:parent-style-name="Standard" style:list-style-name="WW8Num2">
      <style:paragraph-properties fo:margin-left="0.2457in" fo:margin-right="0in" style:line-height-at-least="0in" fo:text-indent="-0.2457in" style:auto-text-indent="false">
        <style:tab-stops>
          <style:tab-stop style:position="0.2457in"/>
        </style:tab-stops>
      </style:paragraph-properties>
      <style:text-properties officeooo:paragraph-rsid="0008a43a"/>
    </style:style>
    <style:style style:name="P64" style:family="paragraph" style:parent-style-name="Standard" style:list-style-name="WW8Num2">
      <style:paragraph-properties fo:margin-left="0.2457in" fo:margin-right="0in" style:line-height-at-least="0in" fo:text-indent="-0.2457in" style:auto-text-indent="false">
        <style:tab-stops>
          <style:tab-stop style:position="0.2457in"/>
        </style:tab-stops>
      </style:paragraph-properties>
      <style:text-properties style:font-name="Times New Roman" fo:font-weight="bold" officeooo:rsid="00321074" officeooo:paragraph-rsid="000ff98c" style:font-name-asian="Times New Roman" style:font-weight-asian="bold" style:font-name-complex="Times New Roman"/>
    </style:style>
    <style:style style:name="P65" style:family="paragraph" style:parent-style-name="Standard" style:list-style-name="WW8Num2">
      <style:paragraph-properties fo:margin-left="0.2736in" fo:margin-right="0in" style:line-height-at-least="0in" fo:text-indent="-0.2736in" style:auto-text-indent="false">
        <style:tab-stops>
          <style:tab-stop style:position="0.2736in"/>
        </style:tab-stops>
      </style:paragraph-properties>
    </style:style>
    <style:style style:name="P66" style:family="paragraph" style:parent-style-name="Standard" style:list-style-name="WW8Num2">
      <style:paragraph-properties fo:margin-left="0.2736in" fo:margin-right="0in" style:line-height-at-least="0in" fo:text-indent="-0.2736in" style:auto-text-indent="false">
        <style:tab-stops>
          <style:tab-stop style:position="0.2736in"/>
        </style:tab-stops>
      </style:paragraph-properties>
      <style:text-properties style:font-name="Times New Roman" fo:font-weight="bold" style:font-name-asian="Times New Roman" style:font-weight-asian="bold" style:font-name-complex="Times New Roman"/>
    </style:style>
    <style:style style:name="P67" style:family="paragraph" style:parent-style-name="Standard" style:master-page-name="Convert_20_1">
      <style:paragraph-properties fo:margin-left="0in" fo:margin-right="0.1665in" fo:line-height="90%" fo:text-indent="0in" style:auto-text-indent="false" style:page-number="auto"/>
    </style:style>
    <style:style style:name="P68" style:family="paragraph" style:parent-style-name="Standard" style:list-style-name="WW8Num4" style:master-page-name="Convert_20_2">
      <style:paragraph-properties fo:margin-left="0.0071in" fo:margin-right="0in" fo:line-height="90%" fo:text-indent="-0.0071in" style:auto-text-indent="false" style:page-number="auto">
        <style:tab-stops>
          <style:tab-stop style:position="0.25in"/>
        </style:tab-stops>
      </style:paragraph-properties>
      <style:text-properties officeooo:paragraph-rsid="00300113"/>
    </style:style>
    <style:style style:name="P69" style:family="paragraph" style:parent-style-name="Standard" style:list-style-name="WW8Num5" style:master-page-name="Convert_20_3">
      <loext:graphic-properties draw:fill="none"/>
      <style:paragraph-properties fo:margin-left="0.25in" fo:margin-right="0.4366in" fo:line-height="116%" fo:orphans="2" fo:widows="2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</style:style>
    <style:style style:name="P70" style:family="paragraph" style:parent-style-name="Standard" style:list-style-name="WW8Num6">
      <style:paragraph-properties fo:margin-left="0.528in" fo:margin-right="0in" style:line-height-at-least="0in" fo:text-indent="-0.2429in" style:auto-text-indent="false">
        <style:tab-stops>
          <style:tab-stop style:position="0.528in"/>
        </style:tab-stops>
      </style:paragraph-properties>
      <style:text-properties officeooo:paragraph-rsid="004f5916"/>
    </style:style>
    <style:style style:name="P71" style:family="paragraph" style:parent-style-name="Standard" style:list-style-name="WW8Num6">
      <style:paragraph-properties fo:margin-left="0.528in" fo:margin-right="0in" style:line-height-at-least="0in" fo:text-indent="-0.2429in" style:auto-text-indent="false">
        <style:tab-stops>
          <style:tab-stop style:position="0.528in"/>
        </style:tab-stops>
      </style:paragraph-properties>
      <style:text-properties style:font-name="Times New Roman" fo:font-weight="bold" style:font-name-asian="Times New Roman" style:font-weight-asian="bold" style:font-name-complex="Times New Roman"/>
    </style:style>
    <style:style style:name="P72" style:family="paragraph" style:parent-style-name="Standard">
      <style:paragraph-properties fo:margin-left="0.389in" fo:margin-right="0in" style:line-height-at-least="0in" fo:text-indent="0in" style:auto-text-indent="false" fo:padding-left="0in" fo:padding-right="0in" fo:padding-top="0in" fo:padding-bottom="0.0291in" fo:border-left="none" fo:border-right="none" fo:border-top="none" fo:border-bottom="0.99pt solid #000000" style:join-border="false"/>
      <style:text-properties style:font-name="Times New Roman" officeooo:rsid="005483f4" officeooo:paragraph-rsid="005483f4" style:font-name-asian="Times New Roman" style:font-name-complex="Times New Roman"/>
    </style:style>
    <style:style style:name="T1" style:family="text">
      <style:text-properties style:font-name="Times New Roman" fo:font-size="15pt" fo:font-weight="bold" style:font-name-asian="Times New Roman" style:font-size-asian="15pt" style:font-weight-asian="bold" style:font-name-complex="Times New Roman"/>
    </style:style>
    <style:style style:name="T2" style:family="text">
      <style:text-properties style:font-name="Times New Roman" fo:font-size="15pt" fo:font-weight="bold" officeooo:rsid="0011c1bd" style:font-name-asian="Times New Roman" style:font-size-asian="15pt" style:font-weight-asian="bold" style:font-name-complex="Times New Roman"/>
    </style:style>
    <style:style style:name="T3" style:family="text">
      <style:text-properties style:font-name="Times New Roman" fo:font-size="15pt" fo:font-weight="bold" officeooo:rsid="0013df8b" style:font-name-asian="Times New Roman" style:font-size-asian="15pt" style:font-weight-asian="bold" style:font-name-complex="Times New Roman"/>
    </style:style>
    <style:style style:name="T4" style:family="text">
      <style:text-properties style:font-name="Times New Roman" fo:font-size="15pt" fo:font-weight="bold" officeooo:rsid="00498fa7" style:font-name-asian="Times New Roman" style:font-size-asian="15pt" style:font-weight-asian="bold" style:font-name-complex="Times New Roman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style:font-name="Times New Roman" officeooo:rsid="005785a1" style:font-name-asian="Times New Roman" style:font-name-complex="Times New Roman"/>
    </style:style>
    <style:style style:name="T7" style:family="text">
      <style:text-properties style:font-name="Times New Roman" fo:font-size="14.5pt" style:font-name-asian="Times New Roman" style:font-size-asian="14.5pt" style:font-name-complex="Times New Roman"/>
    </style:style>
    <style:style style:name="T8" style:family="text">
      <style:text-properties style:font-name="Times New Roman" fo:font-size="14.5pt" officeooo:rsid="00074f94" style:font-name-asian="Times New Roman" style:font-size-asian="14.5pt" style:font-name-complex="Times New Roman"/>
    </style:style>
    <style:style style:name="T9" style:family="text">
      <style:text-properties style:font-name="Times New Roman" fo:font-size="9.5pt" style:font-name-asian="Times New Roman" style:font-size-asian="9.5pt" style:font-name-complex="Times New Roman"/>
    </style:style>
    <style:style style:name="T10" style:family="text">
      <style:text-properties style:font-name="Times New Roman" fo:font-size="9.5pt" officeooo:rsid="00074f94" style:font-name-asian="Times New Roman" style:font-size-asian="9.5pt" style:font-name-complex="Times New Roman"/>
    </style:style>
    <style:style style:name="T11" style:family="text">
      <style:text-properties style:font-name="Times New Roman" fo:font-size="9.5pt" officeooo:rsid="0013df8b" style:font-name-asian="Times New Roman" style:font-size-asian="9.5pt" style:font-name-complex="Times New Roman"/>
    </style:style>
    <style:style style:name="T12" style:family="text">
      <style:text-properties style:font-name="Times New Roman" fo:font-size="9.5pt" officeooo:rsid="005785a1" style:font-name-asian="Times New Roman" style:font-size-asian="9.5pt" style:font-name-complex="Times New Roman"/>
    </style:style>
    <style:style style:name="T13" style:family="text">
      <style:text-properties style:font-name="Times New Roman" fo:font-weight="bold" style:font-name-asian="Times New Roman" style:font-weight-asian="bold" style:font-name-complex="Times New Roman"/>
    </style:style>
    <style:style style:name="T14" style:family="text">
      <style:text-properties style:font-name="Times New Roman" fo:font-weight="bold" officeooo:rsid="004a3d44" style:font-name-asian="Times New Roman" style:font-weight-asian="bold" style:font-name-complex="Times New Roman"/>
    </style:style>
    <style:style style:name="T15" style:family="text">
      <style:text-properties style:font-name="Times New Roman" fo:font-weight="bold" officeooo:rsid="004a9c76" style:font-name-asian="Times New Roman" style:font-weight-asian="bold" style:font-name-complex="Times New Roman"/>
    </style:style>
    <style:style style:name="T16" style:family="text">
      <style:text-properties style:font-name="Times New Roman" fo:font-style="italic" style:font-name-asian="Times New Roman" style:font-style-asian="italic" style:font-name-complex="Times New Roman"/>
    </style:style>
    <style:style style:name="T17" style:family="text">
      <style:text-properties style:font-name="Times New Roman" fo:font-size="9pt" style:font-name-asian="Times New Roman" style:font-size-asian="9pt" style:font-name-complex="Times New Roman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074f94" style:font-size-asian="12pt" style:font-size-complex="12pt"/>
    </style:style>
    <style:style style:name="T20" style:family="text">
      <style:text-properties fo:font-size="12pt" officeooo:rsid="004a3d44" style:font-size-asian="12pt" style:font-size-complex="12pt"/>
    </style:style>
    <style:style style:name="T21" style:family="text">
      <style:text-properties fo:font-size="12pt" officeooo:rsid="0059fd83" style:font-size-asian="12pt" style:font-size-complex="12pt"/>
    </style:style>
    <style:style style:name="T22" style:family="text">
      <style:text-properties fo:font-size="12pt" fo:font-weight="bold" officeooo:rsid="00099b6e" style:font-size-asian="10.5pt" style:font-weight-asian="bold" style:font-size-complex="12pt" style:font-weight-complex="bold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08a43a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099b6e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321074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325193" style:font-size-asian="12pt" style:font-weight-asian="bold" style:font-size-complex="12pt" style:font-weight-complex="bold"/>
    </style:style>
    <style:style style:name="T28" style:family="text">
      <style:text-properties fo:font-size="12pt" fo:font-style="normal" fo:font-weight="bold" officeooo:rsid="0008a43a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size="12pt" fo:font-style="normal" fo:font-weight="bold" officeooo:rsid="00321074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officeooo:rsid="00074f94"/>
    </style:style>
    <style:style style:name="T31" style:family="text">
      <style:text-properties officeooo:rsid="0008a43a"/>
    </style:style>
    <style:style style:name="T32" style:family="text">
      <style:text-properties officeooo:rsid="00099b6e"/>
    </style:style>
    <style:style style:name="T33" style:family="text">
      <style:text-properties fo:color="#579835" fo:font-weight="bold" fo:background-color="transparent" loext:char-shading-value="0" style:font-weight-asian="bold" style:font-weight-complex="bold"/>
    </style:style>
    <style:style style:name="T34" style:family="text">
      <style:text-properties officeooo:rsid="00321074"/>
    </style:style>
    <style:style style:name="T35" style:family="text">
      <style:text-properties officeooo:rsid="004c6e0f"/>
    </style:style>
    <style:style style:name="T36" style:family="text">
      <style:text-properties officeooo:rsid="004cda7e"/>
    </style:style>
    <style:style style:name="T37" style:family="text">
      <style:text-properties fo:color="#000080" fo:font-weight="bold" style:font-weight-asian="bold" style:font-weight-complex="bold"/>
    </style:style>
    <style:style style:name="T38" style:family="text">
      <style:text-properties fo:font-weight="bold" fo:background-color="transparent" loext:char-shading-value="0" style:font-weight-asian="bold" style:font-weight-complex="bold"/>
    </style:style>
    <style:style style:name="T39" style:family="text">
      <style:text-properties officeooo:rsid="00517fcb"/>
    </style:style>
    <style:style style:name="T40" style:family="text">
      <style:text-properties officeooo:rsid="0052f13b"/>
    </style:style>
    <style:style style:name="T41" style:family="text">
      <style:text-properties officeooo:rsid="005785a1"/>
    </style:style>
    <style:style style:name="T42" style:family="text">
      <style:text-properties officeooo:rsid="005bd8a1"/>
    </style:style>
    <style:style style:name="T43" style:family="text">
      <style:text-properties officeooo:rsid="005e373e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Тем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T1">Отчет по лабораторной работе №</text:span><text:span text:style-name="T3">2</text:span><text:span text:style-name="T4">4</text:span><text:span text:style-name="T2"> </text:span><text:span text:style-name="T7">по курсу </text:span><text:span text:style-name="T8">Информатика</text:span></text:p>
      <text:p text:style-name="P33">Студент группы <text:s/><text:span text:style-name="T19">М8О-107Б</text:span> <text:span text:style-name="T18"><text:s/></text:span><text:span text:style-name="T19">Ревунов Денис <text:s text:c="4"/></text:span><text:span text:style-name="T30"><text:s text:c="6"/></text:span>, № по списку <text:s/><text:span text:style-name="T20">21</text:span></text:p>
      <text:p text:style-name="P1"/>
      <text:p text:style-name="P35">Контакты www, e-mail, icq, skype <text:span text:style-name="T18"><text:s text:c="2"/></text:span><text:span text:style-name="T19">drevunov13@mail.ru</text:span></text:p>
      <text:p text:style-name="P2"/>
      <text:p text:style-name="P34"><text:span text:style-name="T5">Работа выполнена: «</text:span><text:span text:style-name="T6">15</text:span><text:span text:style-name="T9">» </text:span><text:span text:style-name="T12">Октября</text:span><text:span text:style-name="T10"> <text:s text:c="5"/></text:span><text:span text:style-name="T9">20</text:span><text:span text:style-name="T11">20</text:span><text:span text:style-name="T9">г.</text:span></text:p>
      <text:p text:style-name="P3"/>
      <text:p text:style-name="P35">Преподаватель: <text:span text:style-name="T30">Доцент</text:span> каф. 806 <text:s text:c="3"/><text:span text:style-name="T19">Сластушенский </text:span><text:span text:style-name="T21">Ю.В.</text:span></text:p>
      <text:p text:style-name="P35"/>
      <text:p text:style-name="P35">Входной контроль знаний с оценкой _____________________</text:p>
      <text:p text:style-name="P4"/>
      <text:p text:style-name="P36">Отчет сдан «<text:span text:style-name="T41">28</text:span>» <text:span text:style-name="T41">ноября <text:s text:c="4"/></text:span>20<text:span text:style-name="T34">20 <text:s text:c="7"/></text:span><text:s/>г., итоговая оценка _____</text:p>
      <text:p text:style-name="P5"/>
      <text:p text:style-name="P37">Подпись преподавателя ________________</text:p>
      <text:p text:style-name="P6"/>
      <text:list xml:id="list2071389041" text:style-name="WW8Num1">
        <text:list-item>
          <text:list>
            <text:list-item>
              <text:p text:style-name="P61"><text:span text:style-name="T13">Тема: <text:s/></text:span><text:span text:style-name="T14">Преобразование арифметических выражений</text:span></text:p>
            </text:list-item>
          </text:list>
        </text:list-item>
      </text:list>
      <text:p text:style-name="P52"/>
      <text:p text:style-name="P52"/>
      <text:p text:style-name="P17"/>
      <text:list xml:id="list702334775" text:style-name="WW8Num2">
        <text:list-item>
          <text:p text:style-name="P62"><text:span text:style-name="T13">Цель работы: </text:span><text:span text:style-name="T14">Составить программу выполнения заданных преобразований арифметических выражений с применением деревьев</text:span></text:p>
          <text:p text:style-name="P64"/>
        </text:list-item>
      </text:list>
      <text:p text:style-name="P17"/>
      <text:list xml:id="list223023010148570" text:continue-numbering="true" text:style-name="WW8Num2">
        <text:list-item>
          <text:p text:style-name="P63"><text:span text:style-name="T13">Задание : </text:span><text:span text:style-name="T14">Вариант 2 — упростить в</text:span><text:span text:style-name="T15">ы</text:span><text:span text:style-name="T14">ражение, выполнив выполнив вычитание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23023761721845" text:continue-numbering="true" text:style-name="WW8Num2">
        <text:list-item>
          <text:p text:style-name="P65"><text:span text:style-name="T13">Оборудование </text:span><text:span text:style-name="T5">(лабораторное):</text:span></text:p>
        </text:list-item>
      </text:list>
      <text:p text:style-name="P16"/>
      <text:p text:style-name="P39">ЭВМ ______________, процессор _____________, имя узла сети __________________ с ОП ______________ Мб, НМД __________ Мб. Терминал __________ адрес __________________. Принтер _________________________</text:p>
      <text:p text:style-name="P39">Другие устройства ________________________________________________________________________________</text:p>
      <text:p text:style-name="P39">_________________________________________________________________________________________________</text:p>
      <text:p text:style-name="P17"/>
      <text:p text:style-name="P40">Оборудование ПЭВМ студента, если использовалось:</text:p>
      <text:p text:style-name="P23"/>
      <text:p text:style-name="P39">Процессор <text:span text:style-name="T28">Intel core i</text:span><text:span text:style-name="T29">5</text:span><text:span text:style-name="T28">-</text:span><text:span text:style-name="T29">8250U</text:span> с ОП <text:span text:style-name="T24">8196</text:span><text:span text:style-name="T23"> Мб,</text:span> НМД <text:span text:style-name="T26">256000</text:span><text:span text:style-name="T31"> </text:span>Мб. Монитор <text:span text:style-name="T24">1920x1080</text:span></text:p>
      <text:p text:style-name="P39">Другие устройства ________________________________________________________________________________</text:p>
      <text:p text:style-name="P39">_________________________________________________________________________________________________</text:p>
      <text:p text:style-name="P17"/>
      <text:list xml:id="list223024921527093" text:continue-numbering="true" text:style-name="WW8Num2">
        <text:list-item>
          <text:p text:style-name="P66">Программное обеспечение (лабораторное):</text:p>
        </text:list-item>
      </text:list>
      <text:p text:style-name="P16"/>
      <text:p text:style-name="P39">Операционная система семейства ___________, наименование _______________________ версия _____________</text:p>
      <text:p text:style-name="P39">интерпретатор команд ________________ версия ____________</text:p>
      <text:p text:style-name="P39">Система программирования __________________________________________________ версия ________________</text:p>
      <text:p text:style-name="P39">Редактор текстов __________________________________________________________ версия _________________</text:p>
      <text:p text:style-name="P39">Утилиты операционной системы ____________________________________________________________________</text:p>
      <text:p text:style-name="P39">_________________________________________________________________________________________________</text:p>
      <text:p text:style-name="P39">Прикладные системы и программы __________________________________________________________________</text:p>
      <text:p text:style-name="P39">Местонахождение и имена файлов программ и данных__________________________________________________</text:p>
      <text:p text:style-name="P39">_________________________________________________________________________________________________</text:p>
      <text:p text:style-name="P17"/>
      <text:p text:style-name="P40">Программное обеспечение ЭВМ студента, если использовалось:</text:p>
      <text:p text:style-name="P23"/>
      <text:p text:style-name="P39">Операционная система семейства <text:span text:style-name="T24">UNIX</text:span><text:span text:style-name="T31"> </text:span>, наименование <text:span text:style-name="T26">Linux Mint</text:span><text:span text:style-name="T24"> </text:span><text:span text:style-name="T31"><text:s text:c="3"/></text:span>версия <text:span text:style-name="T24">1</text:span><text:span text:style-name="T27">9</text:span><text:span text:style-name="T24">.0</text:span><text:span text:style-name="T27">3</text:span></text:p>
      <text:p text:style-name="P39">интерпретатор команд <text:span text:style-name="T25">Bash</text:span><text:span text:style-name="T32"> </text:span>версия <text:span text:style-name="T25">4.4</text:span></text:p>
      <text:p text:style-name="P39">Система программирования ___________________________________________________версия _______________</text:p>
      <text:p text:style-name="P39">Редактор текстов <text:span text:style-name="T22">E</text:span><text:span text:style-name="T25">macs</text:span><text:span text:style-name="T32"> в</text:span>ерсия <text:span text:style-name="T25">26.3</text:span></text:p>
      <text:p text:style-name="P39">Утилиты операционной системы ____________________________________________________________________</text:p>
      <text:p text:style-name="P39">_________________________________________________________________________________________________</text:p>
      <text:p text:style-name="P67"><text:bookmark text:name="page2"/><text:span text:style-name="T13">6. Идея, метод, алгоритм </text:span><text:span text:style-name="T17">решения задачи</text:span><text:span text:style-name="T13"> </text:span><text:span text:style-name="T17">(в формах:</text:span><text:span text:style-name="T13"> </text:span><text:span text:style-name="T17">словесной,</text:span><text:span text:style-name="T13"> </text:span><text:span text:style-name="T17">псевдокода,</text:span><text:span text:style-name="T13"> </text:span><text:span text:style-name="T17">графической</text:span><text:span text:style-name="T13"> </text:span><text:span text:style-name="T17">[блок-схема,</text:span><text:span text:style-name="T13"> </text:span><text:span text:style-name="T17">диаграмма,</text:span><text:span text:style-name="T13"> </text:span><text:span text:style-name="T17">рисунок,</text:span><text:span text:style-name="T13"> </text:span><text:span text:style-name="T17">таблица] или формальные спецификации с пред- и постусловиями)</text:span></text:p>
      <text:p text:style-name="P8"/>
      <text:p text:style-name="P24">Программа состоит из нескольких довольно объёмных функций, а также использует две структуры данных: список токенов для хранения выражения и <text:span text:style-name="T35">вектор char для хранения исходной строки. Эти стркутуры подключены отдельными файлами list.c и char_vector.c. Функция main создаёт вектор для ввода и список токенов, после чего в цикле считывает по одному символу и добавляет в вектор, пока не встретится перевод строки. Для выхода из программы необходимо ввести единственный символ q или «stop». </text:span></text:p>
      <text:p text:style-name="P58">Если пользователь ввёл выражение, вызывается функция parse, которая последовательно разбирает выражение на токены, состоящие из операций, скобок, чисел и имён переменных, которые представляют собой vector char, чтобы можно было хранить переменные любой длины. Также функция избавляется от всех минусов перед числами, таким образом отрицательное число разбивается на токен с операцией сложения и токен с отрицательным числом. Перед скобками и перемен<text:span text:style-name="T42">н</text:span>ыми минус заменяется на токен с минус единицей и токен с умножением. Если функция встречает незнакомый символ, она возвращает -1, и пользователю предлагается ввести выражение снова.</text:p>
      <text:p text:style-name="P24"/>
      <text:p text:style-name="P25">Когда выражение разложено по токенам, функция set_levels <text:s/>проставляет уровни для каждого токена в соответствии с алгоритмом Рутисхаузера. уровень записывается в специальное поле level в структуре token. </text:p>
      <text:p text:style-name="P25">После расст<text:span text:style-name="T42">а</text:span>новки уровней функция remove_brackets удаляет скобки из списка токенов.</text:p>
      <text:p text:style-name="P25"/>
      <text:p text:style-name="P25">Далее вызывается функция build, которой передаются указатели на начало и конец списка. Она находит токен с минимальным уровнем и приоритетом операции, дополнительно обращаясь к функции priority, и добавляет его в узел дерева, после чего рекурсивно вызывает себя на левые и правые подсписки, а результат присваивает к левому и правому ребёнку узла. Когда все рекурсивные вызовы сделают возврат, первоначально вызванная функция вернёт построенное дерево tree.</text:p>
      <text:p text:style-name="P25"/>
      <text:p text:style-name="P25">После построения дерева вызывается функция calculate, которая <text:s/><text:span text:style-name="T36">рекурсивно обходит дерево и складывает все числа, которые можно сложить не выполняя других операций(не умножая, не выполняя деление и т.д). Когда она обнаруживает два узла с числами, которые можно сложить, но у которых разные родительские узлы, она записывает в один из них ноль, а в другой — сумму. Если же родитель один(то есть один узел «+»), она записывает в родительский узел сумму и удаляет оба узла с исходными числами. Однако из-за первого случая в дерево после сокращения могут оставаться нули, поэтому после отработки calculate вызывается функция remove_zeros, которая удаляет все нулевые узлы из дерева.</text:span></text:p>
      <text:p text:style-name="P25"/>
      <text:p text:style-name="P26">Когда нули удалены, вызывается draw_expr, которая обходит дерево и выводит получившееся выражение со скобками. Хотя, между оперендами операции сложения скобки не расставляются, чтобы не загромождать выражение.</text:p>
      <text:p text:style-name="P28"/>
      <text:p text:style-name="P27">После вывода выражения вызываются clear_char_vector(expression), clear_token_list(tokens) и delete_node(tree) для очистки памяти. Цикл продолжается до ввода q или прерывания работы.</text:p>
      <text:p text:style-name="P15"/>
      <text:list xml:id="list2535114764" text:style-name="WW8Num3">
        <text:list-item>
          <text:p text:style-name="P60"><text:span text:style-name="T13">Сценарий выполнения работы </text:span><text:span text:style-name="T17">[план работы,</text:span><text:span text:style-name="T13"> </text:span><text:span text:style-name="T17">первоначальный текст программы в черновике</text:span><text:span text:style-name="T13"> </text:span><text:span text:style-name="T17">(можно на отдельном листе)</text:span><text:span text:style-name="T13"> </text:span><text:span text:style-name="T17">и</text:span><text:span text:style-name="T13"> </text:span><text:span text:style-name="T17">тесты либо соображения по тестированию].</text:span></text:p>
        </text:list-item>
      </text:list>
      <text:p text:style-name="P18"/>
      <text:p text:style-name="P9"/>
      <text:p text:style-name="P20">char_vector.c:</text:p>
      <text:p text:style-name="P14"/>
      <text:p text:style-name="P31">struct Char_vector{</text:p>
      <text:p text:style-name="P31"><text:tab/>char* data;</text:p>
      <text:p text:style-name="P31"><text:tab/>int capacity;</text:p>
      <text:p text:style-name="P31"><text:tab/>int size;</text:p>
      <text:p text:style-name="P31">};</text:p>
      <text:p text:style-name="P31">struct Char_vector* create_char_vector(int n){</text:p>
      <text:p text:style-name="P31"><text:tab/>struct Char_vector* vector;</text:p>
      <text:p text:style-name="P31"><text:tab/>if(n&gt;0){</text:p>
      <text:p text:style-name="P31"><text:tab/><text:tab/>vector=(struct Char_vector*)malloc(sizeof(struct Char_vector));</text:p>
      <text:p text:style-name="P31"><text:tab/><text:tab/>vector-&gt;data=(char*)malloc(sizeof(char)*2*n);</text:p>
      <text:p text:style-name="P31"><text:tab/><text:tab/>vector-&gt;capacity=2*n;</text:p>
      <text:p text:style-name="P31"><text:tab/><text:tab/>vector-&gt;size=n;</text:p>
      <text:p text:style-name="P31"><text:tab/>}</text:p>
      <text:p text:style-name="P31"><text:tab/>else{</text:p>
      <text:p text:style-name="P31"><text:tab/><text:tab/>n=1;</text:p>
      <text:p text:style-name="P31"><text:tab/><text:tab/>vector=(struct Char_vector*)malloc(sizeof(struct Char_vector));</text:p>
      <text:p text:style-name="P31"><text:tab/><text:tab/>vector-&gt;data=(char*)malloc(sizeof(char)*2*n);</text:p>
      <text:p text:style-name="P31"><text:tab/><text:tab/>vector-&gt;capacity=2*n;</text:p>
      <text:p text:style-name="P31"><text:tab/><text:tab/>vector-&gt;size=0;</text:p>
      <text:p text:style-name="P31"><text:tab/>}</text:p>
      <text:p text:style-name="P31"><text:tab/>for(int i=0;i&lt;2*n;i++){</text:p>
      <text:p text:style-name="P31"><text:tab/><text:tab/>vector-&gt;data[i]=0;</text:p>
      <text:p text:style-name="P31"><text:tab/>}</text:p>
      <text:p text:style-name="P31"><text:tab/>return vector;</text:p>
      <text:p text:style-name="P31"><text:tab/></text:p>
      <text:p text:style-name="P31">}</text:p>
      <text:p text:style-name="P31">void push_char(struct Char_vector* vector, char symbol){</text:p>
      <text:p text:style-name="P31"><text:tab/>if(vector-&gt;size&lt;vector-&gt;capacity-1){</text:p>
      <text:p text:style-name="P31"><text:tab/><text:tab/>vector-&gt;data[vector-&gt;size]=symbol;</text:p>
      <text:p text:style-name="P31"><text:tab/><text:tab/>vector-&gt;data[vector-&gt;size+1]=0;</text:p>
      <text:p text:style-name="P31"><text:tab/><text:tab/>vector-&gt;size++;</text:p>
      <text:p text:style-name="P31"><text:tab/>}</text:p>
      <text:p text:style-name="P31"><text:soft-page-break/><text:tab/>else{</text:p>
      <text:p text:style-name="P31"><text:tab/><text:tab/>vector-&gt;data=(char*)realloc(vector-&gt;data,vector-&gt;capacity*2*sizeof(char));</text:p>
      <text:p text:style-name="P31"><text:tab/><text:tab/>vector-&gt;capacity*=2;</text:p>
      <text:p text:style-name="P31"><text:tab/><text:tab/>vector-&gt;data[vector-&gt;size]=symbol;</text:p>
      <text:p text:style-name="P31"><text:tab/><text:tab/>vector-&gt;data[vector-&gt;size+1]=0;</text:p>
      <text:p text:style-name="P31"><text:tab/><text:tab/>vector-&gt;size++;</text:p>
      <text:p text:style-name="P31"><text:tab/>}</text:p>
      <text:p text:style-name="P31"/>
      <text:p text:style-name="P31">}</text:p>
      <text:p text:style-name="P31">char get_char(struct Char_vector* vector, int position){</text:p>
      <text:p text:style-name="P31"><text:tab/>return vector-&gt;data[position];</text:p>
      <text:p text:style-name="P31">}</text:p>
      <text:p text:style-name="P31">void assign_char(struct Char_vector* vector, int position, char symbol){</text:p>
      <text:p text:style-name="P31"><text:tab/>vector-&gt;data[position]=symbol;</text:p>
      <text:p text:style-name="P31">}</text:p>
      <text:p text:style-name="P31">void pop_char(struct Char_vector* vector){</text:p>
      <text:p text:style-name="P31"><text:tab/>vector-&gt;data[vector-&gt;size]=0;</text:p>
      <text:p text:style-name="P31"><text:tab/>vector-&gt;size--;</text:p>
      <text:p text:style-name="P31"><text:tab/>if(vector-&gt;size&lt;(vector-&gt;capacity)/4){</text:p>
      <text:p text:style-name="P31"><text:tab/><text:tab/>vector-&gt;data=(char*)realloc(vector-&gt;data,sizeof(char)*(vector-&gt;capacity/2));</text:p>
      <text:p text:style-name="P31"><text:tab/><text:tab/>vector-&gt;capacity/=2;</text:p>
      <text:p text:style-name="P31"><text:tab/>}</text:p>
      <text:p text:style-name="P31">}</text:p>
      <text:p text:style-name="P31">void clear_char_vector(struct Char_vector* vector){</text:p>
      <text:p text:style-name="P31"><text:tab/>free(vector-&gt;data);</text:p>
      <text:p text:style-name="P31"><text:tab/>vector-&gt;data=(char*)malloc(sizeof(char)*2);</text:p>
      <text:p text:style-name="P31"><text:tab/>vector-&gt;size=0;</text:p>
      <text:p text:style-name="P31"><text:tab/>vector-&gt;capacity=2;</text:p>
      <text:p text:style-name="P31">}</text:p>
      <text:p text:style-name="P31">void delete_char_vector(struct Char_vector* vector){</text:p>
      <text:p text:style-name="P31"><text:tab/>free(vector-&gt;data);</text:p>
      <text:p text:style-name="P31"><text:tab/>vector-&gt;size=0;</text:p>
      <text:p text:style-name="P31"><text:tab/>vector-&gt;capacity=0;</text:p>
      <text:p text:style-name="P31"><text:tab/>vector-&gt;data=NULL;</text:p>
      <text:p text:style-name="P31"><text:tab/>free(vector);</text:p>
      <text:p text:style-name="P31">}</text:p>
      <text:p text:style-name="P29"/>
      <text:p text:style-name="P30">list.c:</text:p>
      <text:p text:style-name="P30"/>
      <text:p text:style-name="P32"/>
      <text:p text:style-name="P32">enum stored_type{</text:p>
      <text:p text:style-name="P32"><text:tab/>variable, number, operator, bracket, unknown</text:p>
      <text:p text:style-name="P32">};</text:p>
      <text:p text:style-name="P32">struct Token{</text:p>
      <text:p text:style-name="P32"><text:tab/>int level;</text:p>
      <text:p text:style-name="P32"><text:tab/>enum stored_type type;</text:p>
      <text:p text:style-name="P32"><text:tab/><text:tab/>union{</text:p>
      <text:p text:style-name="P32"><text:tab/><text:tab/><text:tab/>struct Char_vector* var_name;</text:p>
      <text:p text:style-name="P32"><text:tab/><text:tab/><text:tab/>int value;</text:p>
      <text:p text:style-name="P32"><text:tab/><text:tab/><text:tab/>char operator;</text:p>
      <text:p text:style-name="P32"><text:tab/><text:tab/><text:tab/>char bracket;</text:p>
      <text:p text:style-name="P32"/>
      <text:p text:style-name="P32"><text:tab/><text:tab/>};</text:p>
      <text:p text:style-name="P32">};</text:p>
      <text:p text:style-name="P32">struct Item{</text:p>
      <text:p text:style-name="P32"><text:tab/>struct Token data;</text:p>
      <text:p text:style-name="P32"><text:tab/>struct Item* next;</text:p>
      <text:p text:style-name="P32"><text:tab/>struct Item* prev;</text:p>
      <text:p text:style-name="P32">};</text:p>
      <text:p text:style-name="P32">struct Token_list{</text:p>
      <text:p text:style-name="P32"><text:tab/>int size;</text:p>
      <text:p text:style-name="P32"><text:tab/>struct Item* begin;</text:p>
      <text:p text:style-name="P32"><text:tab/>struct Item* end;</text:p>
      <text:p text:style-name="P32">};</text:p>
      <text:p text:style-name="P32">struct Token_list* create_token_list(){</text:p>
      <text:p text:style-name="P32"><text:tab/>struct Token_list* list=(struct Token_list*)malloc(sizeof(struct Token_list));</text:p>
      <text:p text:style-name="P32"><text:tab/>list-&gt;size=0;</text:p>
      <text:p text:style-name="P32"><text:tab/>list-&gt;begin=NULL;</text:p>
      <text:p text:style-name="P32"><text:tab/>return list;</text:p>
      <text:p text:style-name="P32">}</text:p>
      <text:p text:style-name="P32">struct Item* push_item(struct Token_list* list, struct Item* after, struct Token token){</text:p>
      <text:p text:style-name="P32"><text:tab/>struct Item* new=(struct Item*)malloc(sizeof(struct Item));</text:p>
      <text:p text:style-name="P32"><text:tab/>new-&gt;data=token;</text:p>
      <text:p text:style-name="P32"><text:tab/>if(list-&gt;begin==NULL){</text:p>
      <text:p text:style-name="P32"><text:tab/><text:tab/>list-&gt;begin=new;</text:p>
      <text:p text:style-name="P32"><text:soft-page-break/><text:tab/><text:tab/>list-&gt;end=new;</text:p>
      <text:p text:style-name="P32"><text:tab/><text:tab/>new-&gt;prev=NULL;</text:p>
      <text:p text:style-name="P32"><text:tab/><text:tab/>new-&gt;next=NULL;</text:p>
      <text:p text:style-name="P32"><text:tab/><text:tab/>list-&gt;size++;</text:p>
      <text:p text:style-name="P32"><text:tab/><text:tab/>return new;</text:p>
      <text:p text:style-name="P32"><text:tab/>}</text:p>
      <text:p text:style-name="P32"><text:tab/>if(after==NULL || after==list-&gt;end){</text:p>
      <text:p text:style-name="P32"><text:tab/><text:tab/>after=list-&gt;end;</text:p>
      <text:p text:style-name="P32"><text:tab/><text:tab/>list-&gt;end=new;</text:p>
      <text:p text:style-name="P32"><text:tab/>}</text:p>
      <text:p text:style-name="P32"><text:tab/>new-&gt;prev=after;</text:p>
      <text:p text:style-name="P32"><text:tab/>new-&gt;next=after-&gt;next;</text:p>
      <text:p text:style-name="P32"><text:tab/>new-&gt;data=token;</text:p>
      <text:p text:style-name="P32"><text:tab/>if(after-&gt;next!=NULL){</text:p>
      <text:p text:style-name="P32"><text:tab/><text:tab/>after-&gt;next-&gt;prev=new;</text:p>
      <text:p text:style-name="P32"><text:tab/>}</text:p>
      <text:p text:style-name="P32"><text:tab/>after-&gt;next=new;</text:p>
      <text:p text:style-name="P32"/>
      <text:p text:style-name="P32"><text:tab/>list-&gt;size++;</text:p>
      <text:p text:style-name="P32"><text:tab/>return new;</text:p>
      <text:p text:style-name="P32">}</text:p>
      <text:p text:style-name="P32">struct Item* delete_item(struct Token_list* list, struct Item* item){</text:p>
      <text:p text:style-name="P32"><text:tab/>if(item==NULL){</text:p>
      <text:p text:style-name="P32"><text:tab/><text:tab/>printf("delete_item: got NULL-item to delete!\n");</text:p>
      <text:p text:style-name="P32"><text:tab/><text:tab/>return NULL;</text:p>
      <text:p text:style-name="P32"><text:tab/>}</text:p>
      <text:p text:style-name="P32"><text:tab/>if(list-&gt;size==0){</text:p>
      <text:p text:style-name="P32"><text:tab/><text:tab/>return NULL;</text:p>
      <text:p text:style-name="P32"><text:tab/>}</text:p>
      <text:p text:style-name="P32"><text:tab/>struct Item* left=item-&gt;prev;</text:p>
      <text:p text:style-name="P32"><text:tab/>struct Item* right=item-&gt;next;</text:p>
      <text:p text:style-name="P32"><text:tab/>if(list-&gt;size==1){</text:p>
      <text:p text:style-name="P32"><text:tab/><text:tab/>list-&gt;begin=NULL;</text:p>
      <text:p text:style-name="P32"><text:tab/><text:tab/>list-&gt;size=0;</text:p>
      <text:p text:style-name="P32"><text:tab/><text:tab/>item-&gt;next=NULL;</text:p>
      <text:p text:style-name="P32"><text:tab/><text:tab/>item-&gt;prev=NULL;</text:p>
      <text:p text:style-name="P32"><text:tab/><text:tab/>if(item-&gt;data.type=variable){</text:p>
      <text:p text:style-name="P32"><text:tab/><text:tab/><text:tab/>delete_char_vector(item-&gt;data.var_name);</text:p>
      <text:p text:style-name="P32"><text:tab/><text:tab/>}</text:p>
      <text:p text:style-name="P32"><text:tab/><text:tab/>item-&gt;data.type=unknown;</text:p>
      <text:p text:style-name="P32"><text:tab/><text:tab/>item-&gt;data.value=0;</text:p>
      <text:p text:style-name="P32"><text:tab/><text:tab/>free(item);</text:p>
      <text:p text:style-name="P32"><text:tab/><text:tab/>return NULL;</text:p>
      <text:p text:style-name="P32"><text:tab/>}</text:p>
      <text:p text:style-name="P32"><text:tab/>if(item==list-&gt;begin){</text:p>
      <text:p text:style-name="P32"><text:tab/><text:tab/>list-&gt;begin=list-&gt;begin-&gt;next;</text:p>
      <text:p text:style-name="P32"><text:tab/>}</text:p>
      <text:p text:style-name="P32"><text:tab/>if(item==list-&gt;end){</text:p>
      <text:p text:style-name="P32"><text:tab/><text:tab/>list-&gt;end=list-&gt;end-&gt;prev;</text:p>
      <text:p text:style-name="P32"><text:tab/>}</text:p>
      <text:p text:style-name="P32"><text:tab/>if(left!=NULL){</text:p>
      <text:p text:style-name="P32"><text:tab/><text:tab/>left-&gt;next=right;</text:p>
      <text:p text:style-name="P32"><text:tab/>}</text:p>
      <text:p text:style-name="P32"><text:tab/>if(right!=NULL){</text:p>
      <text:p text:style-name="P32"><text:tab/><text:tab/>right-&gt;prev=left;</text:p>
      <text:p text:style-name="P32"><text:tab/>}</text:p>
      <text:p text:style-name="P32"><text:tab/></text:p>
      <text:p text:style-name="P32"><text:tab/>item-&gt;next=NULL;</text:p>
      <text:p text:style-name="P32"><text:tab/>item-&gt;prev=NULL;</text:p>
      <text:p text:style-name="P32"><text:tab/></text:p>
      <text:p text:style-name="P32"><text:tab/>free(item);</text:p>
      <text:p text:style-name="P32"><text:tab/>list-&gt;size--;</text:p>
      <text:p text:style-name="P32"><text:tab/>return right;</text:p>
      <text:p text:style-name="P32">}</text:p>
      <text:p text:style-name="P32">void clear_token_list(struct Token_list* list){</text:p>
      <text:p text:style-name="P32"><text:tab/>struct Item* item=list-&gt;begin;</text:p>
      <text:p text:style-name="P32"><text:tab/>struct Item* x=NULL;</text:p>
      <text:p text:style-name="P32"><text:tab/>for(int i=0;i&lt;list-&gt;size;i++){</text:p>
      <text:p text:style-name="P32"><text:tab/><text:tab/>x=item-&gt;next;</text:p>
      <text:p text:style-name="P32"><text:tab/><text:tab/>item-&gt;next=NULL;</text:p>
      <text:p text:style-name="P32"><text:tab/><text:tab/>item-&gt;prev=NULL;</text:p>
      <text:p text:style-name="P32"><text:tab/><text:tab/>if(item-&gt;data.type==variable){</text:p>
      <text:p text:style-name="P32"><text:tab/><text:tab/><text:tab/>delete_char_vector(item-&gt;data.var_name);</text:p>
      <text:p text:style-name="P32"><text:tab/><text:tab/><text:tab/>item-&gt;data.type=unknown;</text:p>
      <text:p text:style-name="P32"><text:tab/><text:tab/>}</text:p>
      <text:p text:style-name="P32"><text:soft-page-break/><text:tab/><text:tab/>free(item);</text:p>
      <text:p text:style-name="P32"><text:tab/><text:tab/>item=x;</text:p>
      <text:p text:style-name="P32"/>
      <text:p text:style-name="P32"><text:tab/>}</text:p>
      <text:p text:style-name="P32"><text:tab/>list-&gt;begin=NULL;</text:p>
      <text:p text:style-name="P32"><text:tab/>list-&gt;size=0;</text:p>
      <text:p text:style-name="P32">}</text:p>
      <text:p text:style-name="P32">void delete_token_list(struct Token_list* list){</text:p>
      <text:p text:style-name="P32"><text:tab/>if(list==NULL)</text:p>
      <text:p text:style-name="P32"><text:tab/><text:tab/>return;</text:p>
      <text:p text:style-name="P32"><text:tab/>clear_token_list(list);</text:p>
      <text:p text:style-name="P32"><text:tab/>free(list);</text:p>
      <text:p text:style-name="P32"><text:tab/>return;</text:p>
      <text:p text:style-name="P32">}</text:p>
      <text:p text:style-name="P32"/>
      <text:p text:style-name="P30">main.c:</text:p>
      <text:p text:style-name="P9"/>
      <text:p text:style-name="P9">#include &lt;stdio.h&gt;</text:p>
      <text:p text:style-name="P9">#include &lt;stdlib.h&gt;</text:p>
      <text:p text:style-name="P9">#include &lt;string.h&gt; </text:p>
      <text:p text:style-name="P9">#include "char_vector.c"</text:p>
      <text:p text:style-name="P9">#include "list.c"</text:p>
      <text:p text:style-name="P9"/>
      <text:p text:style-name="P9">enum stored_type type_of_char(char symbol){</text:p>
      <text:p text:style-name="P9"><text:tab/>if((symbol&gt;='a' &amp;&amp; symbol &lt;='z') || (symbol&gt;='A' &amp;&amp; symbol&lt;='Z')){</text:p>
      <text:p text:style-name="P9"><text:tab/><text:tab/>return variable;</text:p>
      <text:p text:style-name="P9"><text:tab/>}</text:p>
      <text:p text:style-name="P9"><text:tab/>if(symbol&gt;='0' &amp;&amp; symbol&lt;='9'){</text:p>
      <text:p text:style-name="P9"><text:tab/><text:tab/>return number;</text:p>
      <text:p text:style-name="P9"><text:tab/>}</text:p>
      <text:p text:style-name="P9"><text:tab/>if(symbol=='*' || symbol=='/' || symbol =='+' || symbol=='-' || symbol=='^'){</text:p>
      <text:p text:style-name="P9"><text:tab/><text:tab/>return operator;</text:p>
      <text:p text:style-name="P9"><text:tab/>}</text:p>
      <text:p text:style-name="P9"><text:tab/>if(symbol=='(' || symbol==')'){</text:p>
      <text:p text:style-name="P9"><text:tab/><text:tab/>return bracket;</text:p>
      <text:p text:style-name="P9"><text:tab/>}</text:p>
      <text:p text:style-name="P9"><text:tab/>return unknown;</text:p>
      <text:p text:style-name="P9">}</text:p>
      <text:p text:style-name="P9"/>
      <text:p text:style-name="P9"/>
      <text:p text:style-name="P9">int parse(struct Char_vector* expression, struct Token_list* tokens){</text:p>
      <text:p text:style-name="P9"><text:tab/>int positive=1;</text:p>
      <text:p text:style-name="P9"><text:tab/>int token_count=0;</text:p>
      <text:p text:style-name="P9"><text:tab/>int letter_count=0;</text:p>
      <text:p text:style-name="P9"><text:tab/>char symbol;</text:p>
      <text:p text:style-name="P9"><text:tab/>enum stored_type type;</text:p>
      <text:p text:style-name="P9"><text:tab/>struct Token curr_token;</text:p>
      <text:p text:style-name="P9"><text:tab/>curr_token.type=unknown;</text:p>
      <text:p text:style-name="P9"><text:tab/>curr_token.var_name=NULL;</text:p>
      <text:p text:style-name="P9"><text:tab/>for(int i=0;expression-&gt;data[i]!=0;i++){</text:p>
      <text:p text:style-name="P9"><text:tab/><text:tab/>symbol=expression-&gt;data[i];</text:p>
      <text:p text:style-name="P9"><text:tab/><text:tab/>type=type_of_char(symbol);</text:p>
      <text:p text:style-name="P9"><text:tab/><text:tab/>if(type!=unknown){</text:p>
      <text:p text:style-name="P9"><text:tab/><text:tab/><text:tab/>if(curr_token.type==unknown){</text:p>
      <text:p text:style-name="P9"><text:tab/><text:tab/><text:tab/><text:tab/>curr_token.type=type;</text:p>
      <text:p text:style-name="P9"><text:tab/><text:tab/><text:tab/>}</text:p>
      <text:p text:style-name="P9"><text:tab/><text:tab/><text:tab/>if(curr_token.type!=type){</text:p>
      <text:p text:style-name="P9"><text:tab/><text:tab/><text:tab/><text:tab/>if(curr_token.type==number){</text:p>
      <text:p text:style-name="P9"><text:tab/><text:tab/><text:tab/><text:tab/><text:tab/>curr_token.value*=positive;</text:p>
      <text:p text:style-name="P9"><text:tab/><text:tab/><text:tab/><text:tab/><text:tab/>positive=1;</text:p>
      <text:p text:style-name="P9"><text:tab/><text:tab/><text:tab/><text:tab/>}</text:p>
      <text:p text:style-name="P9"><text:tab/><text:tab/><text:tab/><text:tab/>push_item(tokens, NULL, curr_token);</text:p>
      <text:p text:style-name="P9"><text:tab/><text:tab/><text:tab/><text:tab/>curr_token.type=type;</text:p>
      <text:p text:style-name="P9"><text:tab/><text:tab/><text:tab/>}</text:p>
      <text:p text:style-name="P9"><text:tab/><text:tab/><text:tab/>switch(type){</text:p>
      <text:p text:style-name="P9"><text:tab/><text:tab/><text:tab/><text:tab/>case variable:</text:p>
      <text:p text:style-name="P9"><text:tab/><text:tab/><text:tab/><text:tab/><text:tab/>if(curr_token.var_name==NULL){</text:p>
      <text:p text:style-name="P9"><text:tab/><text:tab/><text:tab/><text:tab/><text:tab/><text:tab/>curr_token.var_name=create_char_vector(0);</text:p>
      <text:p text:style-name="P9"><text:tab/><text:tab/><text:tab/><text:tab/><text:tab/>}</text:p>
      <text:p text:style-name="P9"><text:tab/><text:tab/><text:tab/><text:tab/><text:tab/>push_char(curr_token.var_name,symbol);</text:p>
      <text:p text:style-name="P9"><text:tab/><text:tab/><text:tab/><text:tab/><text:tab/>break;</text:p>
      <text:p text:style-name="P9"><text:tab/><text:tab/><text:tab/><text:tab/>case number:</text:p>
      <text:p text:style-name="P9"><text:tab/><text:tab/><text:tab/><text:tab/><text:tab/>curr_token.value*=10;</text:p>
      <text:p text:style-name="P9"><text:tab/><text:tab/><text:tab/><text:tab/><text:tab/>curr_token.value+=symbol-'0';</text:p>
      <text:p text:style-name="P9"><text:tab/><text:tab/><text:tab/><text:tab/><text:tab/>break;</text:p>
      <text:p text:style-name="P9"><text:soft-page-break/><text:tab/><text:tab/><text:tab/><text:tab/>case operator:</text:p>
      <text:p text:style-name="P9"><text:tab/><text:tab/><text:tab/><text:tab/><text:tab/>// unary plus and minus cases</text:p>
      <text:p text:style-name="P9"><text:tab/><text:tab/><text:tab/><text:tab/><text:tab/>if(tokens-&gt;size==0 || (tokens-&gt;end-&gt;data.type==bracket &amp;&amp; tokens-&gt;end-&gt;data.bracket=='(')){</text:p>
      <text:p text:style-name="P9"><text:tab/><text:tab/><text:tab/><text:tab/><text:tab/><text:tab/>if(symbol=='+'){</text:p>
      <text:p text:style-name="P9"><text:tab/><text:tab/><text:tab/><text:tab/><text:tab/><text:tab/><text:tab/>curr_token.type=unknown;</text:p>
      <text:p text:style-name="P9"><text:tab/><text:tab/><text:tab/><text:tab/><text:tab/><text:tab/><text:tab/>curr_token.var_name=NULL;</text:p>
      <text:p text:style-name="P9"><text:tab/><text:tab/><text:tab/><text:tab/><text:tab/><text:tab/><text:tab/>continue;</text:p>
      <text:p text:style-name="P9"><text:tab/><text:tab/><text:tab/><text:tab/><text:tab/><text:tab/>}</text:p>
      <text:p text:style-name="P9"><text:tab/><text:tab/><text:tab/><text:tab/><text:tab/><text:tab/>int next_type=type_of_char(expression-&gt;data[i+1]);</text:p>
      <text:p text:style-name="P9"><text:tab/><text:tab/><text:tab/><text:tab/><text:tab/><text:tab/>if(symbol=='-' &amp;&amp; (next_type==variable || next_type == bracket)){</text:p>
      <text:p text:style-name="P9"><text:tab/><text:tab/><text:tab/><text:tab/><text:tab/><text:tab/><text:tab/>curr_token.type=number;</text:p>
      <text:p text:style-name="P9"><text:tab/><text:tab/><text:tab/><text:tab/><text:tab/><text:tab/><text:tab/>curr_token.value=-1;</text:p>
      <text:p text:style-name="P9"><text:tab/><text:tab/><text:tab/><text:tab/><text:tab/><text:tab/><text:tab/>push_item(tokens, NULL, curr_token);</text:p>
      <text:p text:style-name="P9"><text:tab/><text:tab/><text:tab/><text:tab/><text:tab/><text:tab/><text:tab/>curr_token.type=operator;</text:p>
      <text:p text:style-name="P9"><text:tab/><text:tab/><text:tab/><text:tab/><text:tab/><text:tab/><text:tab/>curr_token.operator='*';</text:p>
      <text:p text:style-name="P9"><text:tab/><text:tab/><text:tab/><text:tab/><text:tab/><text:tab/><text:tab/>push_item(tokens, NULL, curr_token);</text:p>
      <text:p text:style-name="P9"><text:tab/><text:tab/><text:tab/><text:tab/><text:tab/><text:tab/><text:tab/>curr_token.type=unknown;</text:p>
      <text:p text:style-name="P9"><text:tab/><text:tab/><text:tab/><text:tab/><text:tab/><text:tab/><text:tab/>curr_token.var_name=NULL;</text:p>
      <text:p text:style-name="P9"><text:tab/><text:tab/><text:tab/><text:tab/><text:tab/><text:tab/><text:tab/>continue;</text:p>
      <text:p text:style-name="P9"><text:tab/><text:tab/><text:tab/><text:tab/><text:tab/><text:tab/>}</text:p>
      <text:p text:style-name="P9"><text:tab/><text:tab/><text:tab/><text:tab/><text:tab/><text:tab/>if(symbol=='-' &amp;&amp; next_type==number){</text:p>
      <text:p text:style-name="P9"><text:tab/><text:tab/><text:tab/><text:tab/><text:tab/><text:tab/><text:tab/>positive=-1;</text:p>
      <text:p text:style-name="P9"><text:tab/><text:tab/><text:tab/><text:tab/><text:tab/><text:tab/><text:tab/>curr_token.type=unknown;</text:p>
      <text:p text:style-name="P9"><text:tab/><text:tab/><text:tab/><text:tab/><text:tab/><text:tab/><text:tab/>curr_token.var_name=NULL;</text:p>
      <text:p text:style-name="P9"><text:tab/><text:tab/><text:tab/><text:tab/><text:tab/><text:tab/><text:tab/>continue;</text:p>
      <text:p text:style-name="P9"><text:tab/><text:tab/><text:tab/><text:tab/><text:tab/><text:tab/>}</text:p>
      <text:p text:style-name="P9"><text:tab/><text:tab/><text:tab/><text:tab/><text:tab/>}</text:p>
      <text:p text:style-name="P9"><text:tab/><text:tab/><text:tab/><text:tab/><text:tab/>if(symbol=='-'){ //biary minus transformed to plus</text:p>
      <text:p text:style-name="P9"><text:tab/><text:tab/><text:tab/><text:tab/><text:tab/><text:tab/>int next_type=type_of_char(expression-&gt;data[i+1]);</text:p>
      <text:p text:style-name="P9"><text:tab/><text:tab/><text:tab/><text:tab/><text:tab/><text:tab/>if(next_type==variable || next_type==bracket){</text:p>
      <text:p text:style-name="P9"><text:tab/><text:tab/><text:tab/><text:tab/><text:tab/><text:tab/><text:tab/>curr_token.type=operator;</text:p>
      <text:p text:style-name="P9"><text:tab/><text:tab/><text:tab/><text:tab/><text:tab/><text:tab/><text:tab/>curr_token.operator='+';</text:p>
      <text:p text:style-name="P9"><text:tab/><text:tab/><text:tab/><text:tab/><text:tab/><text:tab/><text:tab/>push_item(tokens, NULL, curr_token);</text:p>
      <text:p text:style-name="P9"><text:tab/><text:tab/><text:tab/><text:tab/><text:tab/><text:tab/><text:tab/>curr_token.type=number;</text:p>
      <text:p text:style-name="P9"><text:tab/><text:tab/><text:tab/><text:tab/><text:tab/><text:tab/><text:tab/>curr_token.value=-1;</text:p>
      <text:p text:style-name="P9"><text:tab/><text:tab/><text:tab/><text:tab/><text:tab/><text:tab/><text:tab/>push_item(tokens,NULL, curr_token);</text:p>
      <text:p text:style-name="P9"><text:tab/><text:tab/><text:tab/><text:tab/><text:tab/><text:tab/><text:tab/>curr_token.type=operator;</text:p>
      <text:p text:style-name="P9"><text:tab/><text:tab/><text:tab/><text:tab/><text:tab/><text:tab/><text:tab/>curr_token.operator='*';</text:p>
      <text:p text:style-name="P9"><text:tab/><text:tab/><text:tab/><text:tab/><text:tab/><text:tab/><text:tab/>push_item(tokens,NULL, curr_token);</text:p>
      <text:p text:style-name="P9"><text:tab/><text:tab/><text:tab/><text:tab/><text:tab/><text:tab/><text:tab/>curr_token.type=unknown;</text:p>
      <text:p text:style-name="P9"><text:tab/><text:tab/><text:tab/><text:tab/><text:tab/><text:tab/><text:tab/>curr_token.var_name=NULL;</text:p>
      <text:p text:style-name="P9"><text:tab/><text:tab/><text:tab/><text:tab/><text:tab/><text:tab/><text:tab/>continue;</text:p>
      <text:p text:style-name="P9"><text:tab/><text:tab/><text:tab/><text:tab/><text:tab/><text:tab/>}</text:p>
      <text:p text:style-name="P9"><text:tab/><text:tab/><text:tab/><text:tab/><text:tab/><text:tab/>if(next_type==number){</text:p>
      <text:p text:style-name="P9"><text:tab/><text:tab/><text:tab/><text:tab/><text:tab/><text:tab/><text:tab/>curr_token.type=operator;</text:p>
      <text:p text:style-name="P9"><text:tab/><text:tab/><text:tab/><text:tab/><text:tab/><text:tab/><text:tab/>curr_token.operator='+';</text:p>
      <text:p text:style-name="P9"><text:tab/><text:tab/><text:tab/><text:tab/><text:tab/><text:tab/><text:tab/>push_item(tokens, NULL, curr_token);</text:p>
      <text:p text:style-name="P9"><text:tab/><text:tab/><text:tab/><text:tab/><text:tab/><text:tab/><text:tab/>positive=-1;</text:p>
      <text:p text:style-name="P9"><text:tab/><text:tab/><text:tab/><text:tab/><text:tab/><text:tab/><text:tab/>curr_token.type=unknown;</text:p>
      <text:p text:style-name="P9"><text:tab/><text:tab/><text:tab/><text:tab/><text:tab/><text:tab/><text:tab/>curr_token.var_name=NULL;</text:p>
      <text:p text:style-name="P9"><text:tab/><text:tab/><text:tab/><text:tab/><text:tab/><text:tab/><text:tab/>continue;</text:p>
      <text:p text:style-name="P9"><text:tab/><text:tab/><text:tab/><text:tab/><text:tab/><text:tab/>}</text:p>
      <text:p text:style-name="P9"><text:tab/><text:tab/><text:tab/><text:tab/><text:tab/>}</text:p>
      <text:p text:style-name="P9"><text:tab/><text:tab/><text:tab/><text:tab/><text:tab/>// +, -. ^ and / operator tokenized as is</text:p>
      <text:p text:style-name="P9"><text:tab/><text:tab/><text:tab/><text:tab/><text:tab/>curr_token.type=operator;</text:p>
      <text:p text:style-name="P9"><text:tab/><text:tab/><text:tab/><text:tab/><text:tab/>curr_token.operator=symbol;</text:p>
      <text:p text:style-name="P9"><text:tab/><text:tab/><text:tab/><text:tab/><text:tab/>push_item(tokens, NULL, curr_token);</text:p>
      <text:p text:style-name="P9"><text:tab/><text:tab/><text:tab/><text:tab/><text:tab/>curr_token.type=unknown;</text:p>
      <text:p text:style-name="P9"><text:tab/><text:tab/><text:tab/><text:tab/><text:tab/>curr_token.var_name=NULL;</text:p>
      <text:p text:style-name="P9"><text:tab/><text:tab/><text:tab/><text:tab/><text:tab/>break;</text:p>
      <text:p text:style-name="P9"><text:tab/><text:tab/><text:tab/><text:tab/>case bracket:</text:p>
      <text:p text:style-name="P9"><text:tab/><text:tab/><text:tab/><text:tab/><text:tab/>curr_token.bracket=symbol;</text:p>
      <text:p text:style-name="P9"><text:tab/><text:tab/><text:tab/><text:tab/><text:tab/>push_item(tokens, NULL, curr_token);</text:p>
      <text:p text:style-name="P9"><text:tab/><text:tab/><text:tab/><text:tab/><text:tab/>curr_token.type=unknown;</text:p>
      <text:p text:style-name="P9"><text:tab/><text:tab/><text:tab/><text:tab/><text:tab/>curr_token.var_name=NULL;</text:p>
      <text:p text:style-name="P9"><text:tab/><text:tab/><text:tab/><text:tab/><text:tab/>break;</text:p>
      <text:p text:style-name="P9"><text:tab/><text:tab/><text:tab/>}</text:p>
      <text:p text:style-name="P9"><text:tab/><text:tab/><text:tab/></text:p>
      <text:p text:style-name="P9"><text:tab/><text:tab/>}</text:p>
      <text:p text:style-name="P9"><text:tab/><text:tab/>else{</text:p>
      <text:p text:style-name="P9"><text:tab/><text:tab/><text:tab/>if(symbol==' '){</text:p>
      <text:p text:style-name="P9"><text:tab/><text:tab/><text:tab/><text:tab/>continue;</text:p>
      <text:p text:style-name="P9"><text:tab/><text:tab/><text:tab/>}</text:p>
      <text:p text:style-name="P9"><text:tab/><text:tab/><text:tab/>else{</text:p>
      <text:p text:style-name="P9"><text:soft-page-break/><text:tab/><text:tab/><text:tab/><text:tab/>printf("%c is unknown symbol\n", symbol);</text:p>
      <text:p text:style-name="P9"><text:tab/><text:tab/><text:tab/><text:tab/>if(curr_token.type==variable){</text:p>
      <text:p text:style-name="P9"><text:tab/><text:tab/><text:tab/><text:tab/><text:tab/>delete_char_vector(curr_token.var_name);</text:p>
      <text:p text:style-name="P9"><text:tab/><text:tab/><text:tab/><text:tab/>}</text:p>
      <text:p text:style-name="P9"><text:tab/><text:tab/><text:tab/><text:tab/>clear_char_vector(expression);</text:p>
      <text:p text:style-name="P9"><text:tab/><text:tab/><text:tab/><text:tab/>clear_token_list(tokens);</text:p>
      <text:p text:style-name="P9"/>
      <text:p text:style-name="P9"><text:tab/><text:tab/><text:tab/><text:tab/>return -1;</text:p>
      <text:p text:style-name="P9"><text:tab/><text:tab/><text:tab/>}</text:p>
      <text:p text:style-name="P9"><text:tab/><text:tab/><text:tab/></text:p>
      <text:p text:style-name="P9"><text:tab/><text:tab/>}</text:p>
      <text:p text:style-name="P9"><text:tab/>}</text:p>
      <text:p text:style-name="P9"><text:tab/>if(curr_token.type!=unknown){</text:p>
      <text:p text:style-name="P9"><text:tab/><text:tab/>if(curr_token.type==number){</text:p>
      <text:p text:style-name="P9"><text:tab/><text:tab/><text:tab/><text:tab/>curr_token.value*=positive;</text:p>
      <text:p text:style-name="P9"><text:tab/><text:tab/><text:tab/><text:tab/>positive=1;</text:p>
      <text:p text:style-name="P9"><text:tab/><text:tab/><text:tab/>}</text:p>
      <text:p text:style-name="P9"><text:tab/><text:tab/>push_item(tokens, NULL, curr_token);</text:p>
      <text:p text:style-name="P9"><text:tab/>}</text:p>
      <text:p text:style-name="P9"><text:tab/>return 0;</text:p>
      <text:p text:style-name="P9">}</text:p>
      <text:p text:style-name="P9"/>
      <text:p text:style-name="P9">struct Node{</text:p>
      <text:p text:style-name="P9"><text:tab/>struct Token* data;</text:p>
      <text:p text:style-name="P9"><text:tab/>struct Node* left;</text:p>
      <text:p text:style-name="P9"><text:tab/>struct Node* right;</text:p>
      <text:p text:style-name="P9">};</text:p>
      <text:p text:style-name="P9">struct Node* create_node(void){</text:p>
      <text:p text:style-name="P9"><text:tab/>struct Node* node=(struct Node*)malloc(sizeof(struct Node));</text:p>
      <text:p text:style-name="P9"><text:tab/>node-&gt;data=NULL;</text:p>
      <text:p text:style-name="P9"><text:tab/>node-&gt;left=NULL;</text:p>
      <text:p text:style-name="P9"><text:tab/>node-&gt;right=NULL;</text:p>
      <text:p text:style-name="P9"><text:tab/>return node;</text:p>
      <text:p text:style-name="P9">}</text:p>
      <text:p text:style-name="P9">void delete_node(struct Node* node){</text:p>
      <text:p text:style-name="P9"><text:tab/>if(node==NULL)</text:p>
      <text:p text:style-name="P9"><text:tab/><text:tab/>return;</text:p>
      <text:p text:style-name="P9"><text:tab/>delete_node(node-&gt;left);</text:p>
      <text:p text:style-name="P9"><text:tab/>delete_node(node-&gt;right);</text:p>
      <text:p text:style-name="P9"><text:tab/>free(node);</text:p>
      <text:p text:style-name="P9">}</text:p>
      <text:p text:style-name="P9">struct Node* calculate(struct Node* node){</text:p>
      <text:p text:style-name="P9"><text:tab/>if(node==NULL){</text:p>
      <text:p text:style-name="P9"><text:tab/><text:tab/>return NULL;</text:p>
      <text:p text:style-name="P9"><text:tab/>}</text:p>
      <text:p text:style-name="P9"><text:tab/>if(node-&gt;left==NULL || node-&gt;right==NULL){</text:p>
      <text:p text:style-name="P9"><text:tab/><text:tab/>if(node-&gt;data-&gt;type==number){</text:p>
      <text:p text:style-name="P9"><text:tab/><text:tab/><text:tab/>return node;</text:p>
      <text:p text:style-name="P9"><text:tab/><text:tab/>}</text:p>
      <text:p text:style-name="P9"><text:tab/><text:tab/>else{</text:p>
      <text:p text:style-name="P9"><text:tab/><text:tab/><text:tab/>return NULL;</text:p>
      <text:p text:style-name="P9"><text:tab/><text:tab/>}</text:p>
      <text:p text:style-name="P9"><text:tab/>}</text:p>
      <text:p text:style-name="P9"><text:tab/>if(node-&gt;data-&gt;type==number){</text:p>
      <text:p text:style-name="P9"><text:tab/><text:tab/>return node;</text:p>
      <text:p text:style-name="P9"><text:tab/>}</text:p>
      <text:p text:style-name="P9"><text:tab/>if(node-&gt;data-&gt;type==operator &amp;&amp; node-&gt;data-&gt;operator=='+' &amp;&amp; node-&gt;left-&gt;data-&gt;type==number &amp;&amp; node-&gt;right-&gt;data-&gt;type==number){</text:p>
      <text:p text:style-name="P9"><text:tab/><text:tab/>node-&gt;data-&gt;type=number;</text:p>
      <text:p text:style-name="P9"><text:tab/><text:tab/>node-&gt;data-&gt;value=node-&gt;left-&gt;data-&gt;value+node-&gt;right-&gt;data-&gt;value;</text:p>
      <text:p text:style-name="P9"><text:tab/><text:tab/>delete_node(node-&gt;left);</text:p>
      <text:p text:style-name="P9"><text:tab/><text:tab/>delete_node(node-&gt;right);</text:p>
      <text:p text:style-name="P9"><text:tab/><text:tab/>node-&gt;left=NULL;</text:p>
      <text:p text:style-name="P9"><text:tab/><text:tab/>node-&gt;right=NULL;</text:p>
      <text:p text:style-name="P9"><text:tab/><text:tab/>return node;</text:p>
      <text:p text:style-name="P9"><text:tab/>}</text:p>
      <text:p text:style-name="P9"><text:tab/>if(node-&gt;data-&gt;type==operator &amp;&amp; node-&gt;data-&gt;operator=='+'){</text:p>
      <text:p text:style-name="P9"><text:tab/><text:tab/>struct Node* left=calculate(node-&gt;left);</text:p>
      <text:p text:style-name="P9"><text:tab/><text:tab/>struct Node* right=calculate(node-&gt;right);</text:p>
      <text:p text:style-name="P9"><text:tab/><text:tab/>if(left!=NULL &amp;&amp; right!=NULL){</text:p>
      <text:p text:style-name="P9"><text:tab/><text:tab/><text:tab/>right-&gt;data-&gt;value=left-&gt;data-&gt;value+right-&gt;data-&gt;value;</text:p>
      <text:p text:style-name="P9"><text:tab/><text:tab/><text:tab/>left-&gt;data-&gt;value=0;</text:p>
      <text:p text:style-name="P9"><text:tab/><text:tab/><text:tab/>return right;</text:p>
      <text:p text:style-name="P9"><text:tab/><text:tab/>}</text:p>
      <text:p text:style-name="P9"><text:tab/><text:tab/>if(left!=NULL)</text:p>
      <text:p text:style-name="P9"><text:soft-page-break/><text:tab/><text:tab/><text:tab/>return left;</text:p>
      <text:p text:style-name="P9"><text:tab/><text:tab/>else</text:p>
      <text:p text:style-name="P9"><text:tab/><text:tab/><text:tab/>return right;</text:p>
      <text:p text:style-name="P9"><text:tab/>}</text:p>
      <text:p text:style-name="P9"><text:tab/></text:p>
      <text:p text:style-name="P9"><text:tab/>if(node-&gt;data-&gt;type==operator &amp;&amp; (node-&gt;data-&gt;operator=='*' || node-&gt;data-&gt;operator=='/' || node-&gt;data-&gt;operator=='^')){</text:p>
      <text:p text:style-name="P9"><text:tab/><text:tab/>calculate(node-&gt;left);</text:p>
      <text:p text:style-name="P9"><text:tab/><text:tab/>calculate(node-&gt;right);</text:p>
      <text:p text:style-name="P9"><text:tab/><text:tab/>return NULL;</text:p>
      <text:p text:style-name="P9"><text:tab/>}</text:p>
      <text:p text:style-name="P9"><text:tab/>return NULL;</text:p>
      <text:p text:style-name="P9">}</text:p>
      <text:p text:style-name="P9">int remove_zeros(struct Node* node){</text:p>
      <text:p text:style-name="P9"><text:tab/>if(node==NULL){</text:p>
      <text:p text:style-name="P9"><text:tab/><text:tab/>return 0;</text:p>
      <text:p text:style-name="P9"><text:tab/>}</text:p>
      <text:p text:style-name="P9"><text:tab/>if(node-&gt;data-&gt;type==number &amp;&amp; node-&gt;data-&gt;value==0){</text:p>
      <text:p text:style-name="P9"><text:tab/><text:tab/>return 1;</text:p>
      <text:p text:style-name="P9"><text:tab/>}</text:p>
      <text:p text:style-name="P9"><text:tab/>int left=remove_zeros(node-&gt;left);</text:p>
      <text:p text:style-name="P9"><text:tab/>int right=remove_zeros(node-&gt;right);</text:p>
      <text:p text:style-name="P9"><text:tab/>if(left &amp;&amp; right){</text:p>
      <text:p text:style-name="P9"><text:tab/><text:tab/>struct Node* old_left=node-&gt;left;</text:p>
      <text:p text:style-name="P9"><text:tab/><text:tab/>struct Node* old_right=node-&gt;right;</text:p>
      <text:p text:style-name="P9"><text:tab/><text:tab/>node-&gt;data=node-&gt;left-&gt;data;</text:p>
      <text:p text:style-name="P9"><text:tab/><text:tab/>node-&gt;right=node-&gt;left-&gt;right;</text:p>
      <text:p text:style-name="P9"><text:tab/><text:tab/>node-&gt;left=node-&gt;left-&gt;left;</text:p>
      <text:p text:style-name="P9"><text:tab/><text:tab/>delete_node(old_left);</text:p>
      <text:p text:style-name="P9"><text:tab/><text:tab/>delete_node(old_right);</text:p>
      <text:p text:style-name="P9"><text:tab/><text:tab/>return 1;</text:p>
      <text:p text:style-name="P9"><text:tab/>}</text:p>
      <text:p text:style-name="P9"><text:tab/>if(left){</text:p>
      <text:p text:style-name="P9"><text:tab/><text:tab/>struct Node* old_left=node-&gt;left;</text:p>
      <text:p text:style-name="P9"><text:tab/><text:tab/>struct Node* old_right=node-&gt;right;</text:p>
      <text:p text:style-name="P9"><text:tab/><text:tab/>node-&gt;data=node-&gt;right-&gt;data;</text:p>
      <text:p text:style-name="P9"><text:tab/><text:tab/>node-&gt;left=node-&gt;right-&gt;left;</text:p>
      <text:p text:style-name="P9"><text:tab/><text:tab/>node-&gt;right=node-&gt;right-&gt;right;</text:p>
      <text:p text:style-name="P9"><text:tab/><text:tab/>old_right-&gt;left=NULL;</text:p>
      <text:p text:style-name="P9"><text:tab/><text:tab/>old_right-&gt;right=NULL;</text:p>
      <text:p text:style-name="P9"><text:tab/><text:tab/>delete_node(old_left);</text:p>
      <text:p text:style-name="P9"><text:tab/><text:tab/>delete_node(old_right);</text:p>
      <text:p text:style-name="P9"><text:tab/><text:tab/>return 0;</text:p>
      <text:p text:style-name="P9"><text:tab/>}</text:p>
      <text:p text:style-name="P9"><text:tab/>if(right){</text:p>
      <text:p text:style-name="P9"><text:tab/><text:tab/>struct Node* old_right=node-&gt;right;</text:p>
      <text:p text:style-name="P9"><text:tab/><text:tab/>struct Node* old_left=node-&gt;left;</text:p>
      <text:p text:style-name="P9"><text:tab/><text:tab/>node-&gt;data=node-&gt;left-&gt;data;</text:p>
      <text:p text:style-name="P9"><text:tab/><text:tab/>node-&gt;right=node-&gt;left-&gt;right;</text:p>
      <text:p text:style-name="P9"><text:tab/><text:tab/>node-&gt;left=node-&gt;left-&gt;left;</text:p>
      <text:p text:style-name="P9"><text:tab/><text:tab/>old_left-&gt;right=NULL;</text:p>
      <text:p text:style-name="P9"><text:tab/><text:tab/>old_left-&gt;left=NULL;</text:p>
      <text:p text:style-name="P9"><text:tab/><text:tab/>delete_node(old_left);</text:p>
      <text:p text:style-name="P9"><text:tab/><text:tab/>delete_node(old_right);</text:p>
      <text:p text:style-name="P9"><text:tab/><text:tab/>return 0;</text:p>
      <text:p text:style-name="P9"><text:tab/>}</text:p>
      <text:p text:style-name="P9"/>
      <text:p text:style-name="P9">}</text:p>
      <text:p text:style-name="P9"/>
      <text:p text:style-name="P9">int priority(struct Token token){</text:p>
      <text:p text:style-name="P9"/>
      <text:p text:style-name="P9"><text:tab/>if(token.type==operator){</text:p>
      <text:p text:style-name="P9"><text:tab/><text:tab/>if(token.operator=='+' || token.operator=='-'){</text:p>
      <text:p text:style-name="P9"><text:tab/><text:tab/><text:tab/>return 0;</text:p>
      <text:p text:style-name="P9"><text:tab/><text:tab/>}</text:p>
      <text:p text:style-name="P9"><text:tab/><text:tab/>if(token.operator=='*' || token.operator=='/'){</text:p>
      <text:p text:style-name="P9"><text:tab/><text:tab/><text:tab/>return 1;</text:p>
      <text:p text:style-name="P9"><text:tab/><text:tab/>}</text:p>
      <text:p text:style-name="P9"><text:tab/><text:tab/>if(token.operator=='^'){</text:p>
      <text:p text:style-name="P9"><text:tab/><text:tab/><text:tab/>return 2;</text:p>
      <text:p text:style-name="P9"><text:tab/><text:tab/>}</text:p>
      <text:p text:style-name="P9"><text:tab/>}</text:p>
      <text:p text:style-name="P9"><text:tab/>if (token.type==bracket){</text:p>
      <text:p text:style-name="P9"><text:tab/><text:tab/>return 3;</text:p>
      <text:p text:style-name="P9"><text:tab/>}</text:p>
      <text:p text:style-name="P9"><text:soft-page-break/><text:tab/>return 0;</text:p>
      <text:p text:style-name="P9">}</text:p>
      <text:p text:style-name="P9">void draw_expr(struct Node* node, int open_brackets, int closed_brackets){</text:p>
      <text:p text:style-name="P9"><text:tab/>if(node-&gt;data-&gt;type!=operator){</text:p>
      <text:p text:style-name="P9"><text:tab/><text:tab/>for(int i=0;i&lt;open_brackets;i++)</text:p>
      <text:p text:style-name="P9"><text:tab/><text:tab/><text:tab/>printf("(");</text:p>
      <text:p text:style-name="P9"><text:tab/><text:tab/>enum stored_type type=node-&gt;data-&gt;type;</text:p>
      <text:p text:style-name="P9"><text:tab/><text:tab/>switch(type){</text:p>
      <text:p text:style-name="P9"><text:tab/><text:tab/><text:tab/>case variable:</text:p>
      <text:p text:style-name="P9"><text:tab/><text:tab/><text:tab/><text:tab/>printf("%s", node-&gt;data-&gt;var_name-&gt;data);</text:p>
      <text:p text:style-name="P9"><text:tab/><text:tab/><text:tab/><text:tab/>break;</text:p>
      <text:p text:style-name="P9"><text:tab/><text:tab/><text:tab/>case number:</text:p>
      <text:p text:style-name="P9"><text:tab/><text:tab/><text:tab/><text:tab/>if(node-&gt;data-&gt;value&lt;0){</text:p>
      <text:p text:style-name="P9"><text:tab/><text:tab/><text:tab/><text:tab/><text:tab/>printf("(%d)", node-&gt;data-&gt;value);</text:p>
      <text:p text:style-name="P9"><text:tab/><text:tab/><text:tab/><text:tab/>}</text:p>
      <text:p text:style-name="P9"><text:tab/><text:tab/><text:tab/><text:tab/>else{</text:p>
      <text:p text:style-name="P9"><text:tab/><text:tab/><text:tab/><text:tab/><text:tab/>printf("%d", node-&gt;data-&gt;value);</text:p>
      <text:p text:style-name="P9"><text:tab/><text:tab/><text:tab/><text:tab/>}</text:p>
      <text:p text:style-name="P9"><text:tab/><text:tab/><text:tab/><text:tab/></text:p>
      <text:p text:style-name="P9"><text:tab/><text:tab/><text:tab/><text:tab/>break;</text:p>
      <text:p text:style-name="P9"><text:tab/><text:tab/>}</text:p>
      <text:p text:style-name="P9"><text:tab/><text:tab/>for(int i=0;i&lt;closed_brackets;i++)</text:p>
      <text:p text:style-name="P9"><text:tab/><text:tab/><text:tab/>printf(")");</text:p>
      <text:p text:style-name="P9"><text:tab/><text:tab/>return;</text:p>
      <text:p text:style-name="P9"><text:tab/>}</text:p>
      <text:p text:style-name="P9"><text:tab/>if(node-&gt;data-&gt;operator=='+'){</text:p>
      <text:p text:style-name="P9"><text:tab/><text:tab/>draw_expr(node-&gt;left, open_brackets, 0);</text:p>
      <text:p text:style-name="P9"><text:tab/><text:tab/>printf("%c", node-&gt;data-&gt;operator);</text:p>
      <text:p text:style-name="P9"><text:tab/><text:tab/>draw_expr(node-&gt;right, 0, closed_brackets);</text:p>
      <text:p text:style-name="P9"><text:tab/><text:tab/>return;</text:p>
      <text:p text:style-name="P9"><text:tab/><text:tab/></text:p>
      <text:p text:style-name="P9"><text:tab/>}</text:p>
      <text:p text:style-name="P9"><text:tab/>if(node-&gt;left-&gt;data-&gt;type==operator){</text:p>
      <text:p text:style-name="P9"><text:tab/><text:tab/>draw_expr(node-&gt;left, open_brackets+1, 0);</text:p>
      <text:p text:style-name="P9"><text:tab/><text:tab/>printf(")");</text:p>
      <text:p text:style-name="P9"><text:tab/>}</text:p>
      <text:p text:style-name="P9"><text:tab/>else{</text:p>
      <text:p text:style-name="P9"><text:tab/><text:tab/>draw_expr(node-&gt;left, open_brackets, 0);</text:p>
      <text:p text:style-name="P9"><text:tab/>}</text:p>
      <text:p text:style-name="P9"><text:tab/>printf("%c", node-&gt;data-&gt;operator);</text:p>
      <text:p text:style-name="P9"><text:tab/>if(node-&gt;right-&gt;data-&gt;type==operator){<text:tab/><text:tab/></text:p>
      <text:p text:style-name="P9"><text:tab/><text:tab/>printf("(");</text:p>
      <text:p text:style-name="P9"><text:tab/><text:tab/>draw_expr(node-&gt;right, 0, closed_brackets+1);</text:p>
      <text:p text:style-name="P9"><text:tab/>}</text:p>
      <text:p text:style-name="P9"><text:tab/>else{</text:p>
      <text:p text:style-name="P9"><text:tab/><text:tab/>draw_expr(node-&gt;right, 0, closed_brackets);</text:p>
      <text:p text:style-name="P9"><text:tab/>}</text:p>
      <text:p text:style-name="P9"/>
      <text:p text:style-name="P9"><text:tab/>return;</text:p>
      <text:p text:style-name="P9"><text:tab/></text:p>
      <text:p text:style-name="P9">}</text:p>
      <text:p text:style-name="P9">void set_levels(struct Token_list* tokens){</text:p>
      <text:p text:style-name="P9"><text:tab/>int level=0;</text:p>
      <text:p text:style-name="P9"><text:tab/>int count=0;</text:p>
      <text:p text:style-name="P9"><text:tab/>struct Item* item=tokens-&gt;begin;</text:p>
      <text:p text:style-name="P9"><text:tab/>while(item!=NULL){</text:p>
      <text:p text:style-name="P9"><text:tab/><text:tab/>if(item-&gt;data.type==variable || item-&gt;data.type==number || (item-&gt;data.type==bracket &amp;&amp; item-&gt;data.bracket=='(')){</text:p>
      <text:p text:style-name="P9"><text:tab/><text:tab/><text:tab/>level++;</text:p>
      <text:p text:style-name="P9"><text:tab/><text:tab/>}</text:p>
      <text:p text:style-name="P9"><text:tab/><text:tab/>else{</text:p>
      <text:p text:style-name="P9"><text:tab/><text:tab/><text:tab/>level--;</text:p>
      <text:p text:style-name="P9"><text:tab/><text:tab/>}</text:p>
      <text:p text:style-name="P9"><text:tab/><text:tab/>if(item-&gt;data.type!=bracket){</text:p>
      <text:p text:style-name="P9"><text:tab/><text:tab/><text:tab/>item-&gt;data.level=level;</text:p>
      <text:p text:style-name="P9"><text:tab/><text:tab/>}</text:p>
      <text:p text:style-name="P9"><text:tab/><text:tab/>item=item-&gt;next;</text:p>
      <text:p text:style-name="P9"><text:tab/>}</text:p>
      <text:p text:style-name="P9">}</text:p>
      <text:p text:style-name="P9">void remove_brackets(struct Token_list* list){</text:p>
      <text:p text:style-name="P9"><text:tab/>struct Item* item=list-&gt;begin;</text:p>
      <text:p text:style-name="P9"><text:tab/>struct Item* tmp;</text:p>
      <text:p text:style-name="P9"><text:tab/>while(item!=NULL){</text:p>
      <text:p text:style-name="P9"><text:tab/><text:tab/>tmp=item-&gt;next;</text:p>
      <text:p text:style-name="P9"><text:tab/><text:tab/>if(item-&gt;data.type==bracket)</text:p>
      <text:p text:style-name="P9"><text:soft-page-break/><text:tab/><text:tab/><text:tab/>delete_item(list, item);</text:p>
      <text:p text:style-name="P9"><text:tab/><text:tab/>item=tmp;</text:p>
      <text:p text:style-name="P9"><text:tab/>}</text:p>
      <text:p text:style-name="P9">}</text:p>
      <text:p text:style-name="P9"/>
      <text:p text:style-name="P9">struct Node* build(struct Item* begin, struct Item* end){</text:p>
      <text:p text:style-name="P9"/>
      <text:p text:style-name="P9"><text:tab/>int min=begin-&gt;data.level;</text:p>
      <text:p text:style-name="P9"><text:tab/>struct Item* index=begin;</text:p>
      <text:p text:style-name="P9"><text:tab/>struct Item* i=begin;</text:p>
      <text:p text:style-name="P9"><text:tab/>int stop=0;</text:p>
      <text:p text:style-name="P9"><text:tab/>while(stop!=1){</text:p>
      <text:p text:style-name="P9"><text:tab/><text:tab/>if(i==end){</text:p>
      <text:p text:style-name="P9"><text:tab/><text:tab/><text:tab/>stop=1;</text:p>
      <text:p text:style-name="P9"><text:tab/><text:tab/>}</text:p>
      <text:p text:style-name="P9"><text:tab/><text:tab/>if(i-&gt;data.level&lt;min){</text:p>
      <text:p text:style-name="P9"><text:tab/><text:tab/><text:tab/>min=i-&gt;data.level;</text:p>
      <text:p text:style-name="P9"><text:tab/><text:tab/><text:tab/>index=i;</text:p>
      <text:p text:style-name="P9"><text:tab/><text:tab/><text:tab/>i=i-&gt;next;</text:p>
      <text:p text:style-name="P9"><text:tab/><text:tab/><text:tab/>continue;</text:p>
      <text:p text:style-name="P9"><text:tab/><text:tab/>}</text:p>
      <text:p text:style-name="P9"><text:tab/><text:tab/>if(i-&gt;data.level==min){</text:p>
      <text:p text:style-name="P9"><text:tab/><text:tab/><text:tab/>int pr_old=priority(index-&gt;data);</text:p>
      <text:p text:style-name="P9"><text:tab/><text:tab/><text:tab/>int pr_new=priority(i-&gt;data);</text:p>
      <text:p text:style-name="P9"><text:tab/><text:tab/><text:tab/>if(pr_new&lt;pr_old)</text:p>
      <text:p text:style-name="P9"><text:tab/><text:tab/><text:tab/><text:tab/>index=i;</text:p>
      <text:p text:style-name="P9"><text:tab/><text:tab/><text:tab/>else{</text:p>
      <text:p text:style-name="P9"><text:tab/><text:tab/><text:tab/><text:tab/>if((index-&gt;data.type==operator &amp;&amp; i-&gt;data.type==operator) &amp;&amp; (pr_old==pr_new &amp;&amp; i-&gt;data.operator!='^'))</text:p>
      <text:p text:style-name="P9"><text:tab/><text:tab/><text:tab/><text:tab/><text:tab/>index=i;</text:p>
      <text:p text:style-name="P9"><text:tab/><text:tab/><text:tab/>}</text:p>
      <text:p text:style-name="P9"><text:tab/><text:tab/>}</text:p>
      <text:p text:style-name="P9"><text:tab/><text:tab/>i=i-&gt;next;</text:p>
      <text:p text:style-name="P9"><text:tab/>}</text:p>
      <text:p text:style-name="P9"><text:tab/>struct Node* node=create_node();</text:p>
      <text:p text:style-name="P9"><text:tab/>node-&gt;data=&amp;index-&gt;data;</text:p>
      <text:p text:style-name="P9"><text:tab/>if(begin!=end){</text:p>
      <text:p text:style-name="P9"><text:tab/><text:tab/>if(index-&gt;prev!=NULL)</text:p>
      <text:p text:style-name="P9"><text:tab/><text:tab/><text:tab/>node-&gt;left=build(begin, index-&gt;prev);</text:p>
      <text:p text:style-name="P9"><text:tab/><text:tab/>node-&gt;right=build(index-&gt;next, end);<text:tab/><text:tab/></text:p>
      <text:p text:style-name="P9"><text:tab/>}</text:p>
      <text:p text:style-name="P9"><text:tab/>return node;</text:p>
      <text:p text:style-name="P9"/>
      <text:p text:style-name="P9">}</text:p>
      <text:p text:style-name="P9">int main(){</text:p>
      <text:p text:style-name="P9"><text:tab/>int running=1;</text:p>
      <text:p text:style-name="P9"><text:tab/>char symbol;</text:p>
      <text:p text:style-name="P9"><text:tab/>struct Char_vector* expression=create_char_vector(0);</text:p>
      <text:p text:style-name="P9"><text:tab/>struct Token_list* tokens=create_token_list();</text:p>
      <text:p text:style-name="P9"><text:tab/>int count=0;</text:p>
      <text:p text:style-name="P9"><text:tab/>while(running){</text:p>
      <text:p text:style-name="P9"><text:tab/><text:tab/>scanf("%c", &amp;symbol);</text:p>
      <text:p text:style-name="P9"><text:tab/><text:tab/>while(symbol!='\n'){</text:p>
      <text:p text:style-name="P9"><text:tab/><text:tab/><text:tab/>push_char(expression, symbol);</text:p>
      <text:p text:style-name="P9"><text:tab/><text:tab/><text:tab/>scanf("%c", &amp;symbol);</text:p>
      <text:p text:style-name="P9"><text:tab/><text:tab/>}</text:p>
      <text:p text:style-name="P9"><text:tab/><text:tab/>if(strcmp(expression-&gt;data,"stop")==0 || strcmp(expression-&gt;data,"q")==0){</text:p>
      <text:p text:style-name="P9"><text:tab/><text:tab/><text:tab/>running=0;</text:p>
      <text:p text:style-name="P9"><text:tab/><text:tab/><text:tab/>continue;</text:p>
      <text:p text:style-name="P9"><text:tab/><text:tab/>}</text:p>
      <text:p text:style-name="P9"><text:tab/><text:tab/>count=parse(expression, tokens);</text:p>
      <text:p text:style-name="P9"><text:tab/><text:tab/>if(count!=-1){</text:p>
      <text:p text:style-name="P9"><text:tab/><text:tab/><text:tab/>set_levels(tokens);</text:p>
      <text:p text:style-name="P9"><text:tab/><text:tab/><text:tab/>remove_brackets(tokens);</text:p>
      <text:p text:style-name="P9"><text:tab/><text:tab/><text:tab/>struct Node* tree=build(tokens-&gt;begin, tokens-&gt;end);</text:p>
      <text:p text:style-name="P9"><text:tab/><text:tab/><text:tab/>calculate(tree);</text:p>
      <text:p text:style-name="P9"><text:tab/><text:tab/><text:tab/>remove_zeros(tree);</text:p>
      <text:p text:style-name="P9"><text:tab/><text:tab/><text:tab/>printf("result:\n");</text:p>
      <text:p text:style-name="P9"><text:tab/><text:tab/><text:tab/>draw_expr(tree,0,0);</text:p>
      <text:p text:style-name="P9"><text:tab/><text:tab/><text:tab/>printf("\n");</text:p>
      <text:p text:style-name="P9"><text:tab/><text:tab/><text:tab/>clear_char_vector(expression);</text:p>
      <text:p text:style-name="P9"><text:tab/><text:tab/><text:tab/>clear_token_list(tokens);</text:p>
      <text:p text:style-name="P9"><text:tab/><text:tab/><text:tab/>delete_node(tree);</text:p>
      <text:p text:style-name="P9"><text:tab/><text:tab/>}</text:p>
      <text:p text:style-name="P9"><text:tab/><text:tab/>else{</text:p>
      <text:p text:style-name="P9"><text:soft-page-break/><text:tab/><text:tab/><text:tab/>printf("Failed to parse expression, try again\n");</text:p>
      <text:p text:style-name="P9"><text:tab/><text:tab/>}</text:p>
      <text:p text:style-name="P9"><text:tab/></text:p>
      <text:p text:style-name="P9"><text:tab/><text:tab/></text:p>
      <text:p text:style-name="P9"><text:tab/>}</text:p>
      <text:p text:style-name="P9"><text:tab/>delete_char_vector(expression);</text:p>
      <text:p text:style-name="P9"><text:tab/>delete_token_list(tokens);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>Пункты 1-7 отчета составляются строго до начала лабораторной работы.</text:p>
      <text:p text:style-name="P22"/>
      <text:p text:style-name="P41"><text:span text:style-name="T16">Допущен к выполнению работы. </text:span><text:span text:style-name="T13">Подпись преподавателя</text:span><text:span text:style-name="T16"> </text:span><text:span text:style-name="T13">_____________________</text:span></text:p>
      <text:list xml:id="list3601802779" text:style-name="WW8Num4">
        <text:list-item>
          <text:p text:style-name="P68"><text:bookmark text:name="page3"/><text:span text:style-name="T13">Распечатка протокола </text:span><text:span text:style-name="T17">(подклеить листинг окончательного варианта программы с тестовыми примерами,</text:span><text:span text:style-name="T13"> </text:span><text:span text:style-name="T17">подписанный</text:span><text:span text:style-name="T13"> </text:span><text:span text:style-name="T17">преподавателем).</text:span></text:p>
        </text:list-item>
      </text:list>
      <text:p text:style-name="P53"/>
      <text:p text:style-name="P54"/>
      <text:p text:style-name="P54"><text:span text:style-name="T33">denis@denis-X510UNR</text:span><text:span text:style-name="T38">:</text:span><text:span text:style-name="T37">~/Documents/labs/cs/lab24</text:span>$ ./a.out</text:p>
      <text:p text:style-name="P54">3+4+k-2-8</text:p>
      <text:p text:style-name="P54">result:</text:p>
      <text:p text:style-name="P54">k+(-3)</text:p>
      <text:p text:style-name="P54">k*(12*m^(1+32-z+14)^(c+4-r-1)/(23*p))</text:p>
      <text:p text:style-name="P54">result:</text:p>
      <text:p text:style-name="P54">k*((12*(m^(((-1)*z+47)^(c+(-1)*r+3))))/(23*p))</text:p>
      <text:p text:style-name="P54">73*k+((-1)*(23*28))/((-1)*m+1)</text:p>
      <text:p text:style-name="P54">result:</text:p>
      <text:p text:style-name="P54">73*k+((-1)*(23*28))/((-1)*m+1)</text:p>
      <text:p text:style-name="P54">21+4+83+(k*(21+45)/(22-30))-18+63-3^(2+5+e)^(21+c-15)-85-23+99</text:p>
      <text:p text:style-name="P54">result:</text:p>
      <text:p text:style-name="P54">(k*66)/(-8)+(-3)^((7+e)^(c+6))+144</text:p>
      <text:p text:style-name="P54">21+4+83-18+63-85-23+99</text:p>
      <text:p text:style-name="P54">result:</text:p>
      <text:p text:style-name="P54">144</text:p>
      <text:p text:style-name="P54">33-215+(73*k/(24+m-2-13*q)*(128-32))</text:p>
      <text:p text:style-name="P54">result:</text:p>
      <text:p text:style-name="P54">(-182)+((73*k)/(m+22+(-13)*q))*96</text:p>
      <text:p text:style-name="P54">q</text:p>
      <text:list xml:id="list3323203967" text:style-name="WW8Num5">
        <text:list-item>
          <text:p text:style-name="P69"><text:bookmark text:name="page4"/><text:span text:style-name="T13">Дневник отладки </text:span><text:span text:style-name="T17">должен содержать дату и время сеансов отладки и основные события</text:span><text:span text:style-name="T13"> </text:span><text:span text:style-name="T17">(ошибки в сценарии и программе,</text:span><text:span text:style-name="T13"> </text:span><text:span text:style-name="T17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8">№</text:p>
          </table:table-cell>
          <table:table-cell table:style-name="Table1.A1" office:value-type="string">
            <text:p text:style-name="P46">Лаб.</text:p>
          </table:table-cell>
          <table:table-cell table:style-name="Table1.A1" office:value-type="string">
            <text:p text:style-name="P47">Дата</text:p>
          </table:table-cell>
          <table:table-cell table:style-name="Table1.A1" office:value-type="string">
            <text:p text:style-name="P47">Время</text:p>
          </table:table-cell>
          <table:table-cell table:style-name="Table1.A1" office:value-type="string">
            <text:p text:style-name="P48">Событие</text:p>
          </table:table-cell>
          <table:table-cell table:style-name="Table1.A1" office:value-type="string">
            <text:p text:style-name="P49">Действие по исправлению</text:p>
          </table:table-cell>
          <table:table-cell table:style-name="Table1.G1" office:value-type="string">
            <text:p text:style-name="P50">Примечание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46">или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 table:style-name="Table1.3"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46">дом.</text:p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10"/>
          </table:table-cell>
          <table:table-cell table:style-name="Table1.G3" office:value-type="string">
            <text:p text:style-name="P10"/>
          </table:table-cell>
        </table:table-row>
        <table:table-row table:style-name="Table1.4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G3" office:value-type="string">
            <text:p text:style-name="P7"/>
          </table:table-cell>
        </table:table-row>
      </table:table>
      <text:p text:style-name="P11"/>
      <text:list xml:id="list209461537" text:style-name="WW8Num6">
        <text:list-item>
          <text:p text:style-name="P70"><text:span text:style-name="T13">Замечания автора </text:span><text:span text:style-name="T5">по существу работы</text:span></text:p>
        </text:list-item>
      </text:list>
      <text:p text:style-name="P16"/>
      <text:p text:style-name="P44">Хотя в задании сказано выполнить вычитание, данная программа вы<text:span text:style-name="T43">полняет</text:span> и сложение, и вычитание, в силу того что любое вычитание преобразуется в сложение с отрицательным числом, а далее выполняются все возможные сложения. <text:span text:style-name="T39">Небольшим недостатком такого преобразования является тот факт, что вместо привычного x-a выводится x+(-a).</text:span></text:p>
      <text:p text:style-name="P42">_________________________________________________________________________________________________________</text:p>
      <text:p text:style-name="P43">_________________________________________________________________________________________________________</text:p>
      <text:list xml:id="list223023099529125" text:continue-numbering="true" text:style-name="WW8Num6">
        <text:list-item>
          <text:p text:style-name="P71">Выводы</text:p>
        </text:list-item>
      </text:list>
      <text:p text:style-name="P12"/>
      <text:p text:style-name="P45">Данная ЛР по сложности выполнения существенно выделяется среди других, и в ходе её выполнения было придумано множество алгоритмических ухищрений, дойти до которых было интересной задачей. Получен большой опыт работы с рекурсивными функциями и структурами, <text:span text:style-name="T40">и, разумеется, опыт отладки. В ходе работы я получил представление об устройстве парсера математических выражений а также успешно создал свой.</text:span></text:p>
      <text:p text:style-name="P42">_________________________________________________________________________________________________________</text:p>
      <text:p text:style-name="P42">_________________________________________________________________________________________________________</text:p>
      <text:p text:style-name="P42">_________________________________________________________________________________________________________</text:p>
      <text:p text:style-name="P42">_________________________________________________________________________________________________________</text:p>
      <text:p text:style-name="P42">_________________________________________________________________________________________________________</text:p>
      <text:p text:style-name="P42">_________________________________________________________________________________________________________</text:p>
      <text:p text:style-name="P42"/>
      <text:p text:style-name="P13"/>
      <text:p text:style-name="P55">Недочёты при выполнении задания могут быть устранены следующим образом: </text:p>
      <text:p text:style-name="P72">Для устранения отображения разностей с лишними скобками, описанного в пункте 10, самым простым решением будет не выводить результат выражения сразу, а сохранить в строку, в которой заменить все конструкции вида +(-a) на -a.</text:p>
      <text:p text:style-name="P56"/>
      <text:p text:style-name="P42"/>
      <text:p text:style-name="P42"/>
      <text:p text:style-name="P51">Подпись студента 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fo:language="ru" fo:country="RU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family="'Times New Roman'" style:font-family-generic="roman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571in" fo:margin-bottom="0.4535in" fo:margin-left="0.6571in" fo:margin-right="0.559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783in" fo:margin-bottom="0.5626in" fo:margin-left="0.6945in" fo:margin-right="0.448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291in" fo:margin-bottom="1in" fo:margin-left="0.6598in" fo:margin-right="0.7543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5465in" fo:margin-bottom="0.2055in" fo:margin-left="0.4028in" fo:margin-right="0.462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/>
    <meta:creation-date>2019-09-20T08:16:00</meta:creation-date>
    <dc:date>2020-11-27T22:30:22.693041498</dc:date>
    <meta:editing-cycles>42</meta:editing-cycles>
    <meta:editing-duration>PT6H48M4S</meta:editing-duration>
    <meta:generator>LibreOffice/6.0.7.3$Linux_X86_64 LibreOffice_project/00m0$Build-3</meta:generator>
    <meta:print-date>2019-12-16T17:23:07.669525658</meta:print-date>
    <meta:document-statistic meta:table-count="1" meta:image-count="0" meta:object-count="0" meta:page-count="13" meta:paragraph-count="709" meta:word-count="1953" meta:character-count="22621" meta:non-whitespace-character-count="19997"/>
  </office:meta>
</office:document-meta>
</file>